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ans" svg:font-family="OpenSans, Arial, Helvetica, sans-serif"/>
    <style:font-face style:name="Segoe UI" svg:font-family="'Segoe UI'" style:font-family-generic="system" style:font-pitch="variable"/>
    <style:font-face style:name="SourceCodePro, monospace" svg:font-family="'SourceCodePro, monospace', Consolas, 'Courier New', monospace"/>
    <style:font-face style:name="Tahoma" svg:font-family="Tahoma" style:font-family-generic="system" style:font-pitch="variable"/>
    <style:font-face style:name="var bs-font-monospace" svg:font-family="'var bs-font-monospace'"/>
    <style:font-face style:name="var font-family-input" svg:font-family="'var font-family-input'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officeooo:paragraph-rsid="001e2519" style:font-size-asian="18pt" style:font-size-complex="18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8pt" officeooo:paragraph-rsid="001e2519" style:font-size-asian="18pt" style:font-size-complex="18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8pt" officeooo:paragraph-rsid="003b6724" style:font-size-asian="18pt" style:font-size-complex="18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8pt" style:font-size-asian="18pt" style:font-size-complex="18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8pt" officeooo:paragraph-rsid="0011f540" style:font-size-asian="18pt" style:font-size-complex="18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officeooo:rsid="00263deb" officeooo:paragraph-rsid="00263deb" style:font-size-asian="18pt" style:font-size-complex="18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8pt" fo:font-weight="bold" officeooo:paragraph-rsid="001e2519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paragraph-rsid="001e2519" style:font-size-asian="18pt" style:font-weight-asian="bold" style:font-size-complex="18pt" style:font-weight-complex="bold"/>
    </style:style>
    <style:style style:name="P9" style:family="paragraph" style:parent-style-name="Standard">
      <loext:graphic-properties draw:fill="none"/>
      <style:paragraph-properties fo:margin-left="0in" fo:margin-right="0.1866in" fo:text-align="start" style:justify-single-word="false" fo:text-indent="0in" style:auto-text-indent="false" fo:background-color="transparent"/>
      <style:text-properties fo:font-size="18pt" fo:font-weight="bold" officeooo:paragraph-rsid="001e2519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paragraph-rsid="003b6724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paragraph-rsid="003cfa12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paragraph-rsid="0043df88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paragraph-rsid="0046f308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8pt" fo:font-weight="bold" officeooo:paragraph-rsid="0011f540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8pt" fo:font-weight="bold" officeooo:rsid="001095ed" officeooo:paragraph-rsid="001095e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2c29c5" officeooo:paragraph-rsid="002c29c5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2f7f7b" officeooo:paragraph-rsid="002f7f7b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3212a1" officeooo:paragraph-rsid="003212a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1e2519" officeooo:paragraph-rsid="001e2519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43df88" officeooo:paragraph-rsid="0043df88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fo:font-size="18pt" fo:font-weight="bold" officeooo:rsid="0043df88" officeooo:paragraph-rsid="0055629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48c5ed" officeooo:paragraph-rsid="0048c5e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4311e1" officeooo:paragraph-rsid="001e2519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4311e1" officeooo:paragraph-rsid="004311e1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51b3d5" officeooo:paragraph-rsid="0051b3d5" style:font-size-asian="18pt" style:font-weight-asian="bold" style:font-size-complex="18pt" style:font-weight-complex="bold"/>
    </style:style>
    <style:style style:name="P2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weight="bold" officeooo:paragraph-rsid="00527e28" style:font-size-asian="18pt" style:font-weight-asian="bold" style:font-size-complex="18pt" style:font-weight-complex="bold"/>
    </style:style>
    <style:style style:name="P2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weight="bold" officeooo:paragraph-rsid="005440bb" style:font-size-asian="18pt" style:font-weight-asian="bold" style:font-size-complex="18pt" style:font-weight-complex="bold"/>
    </style:style>
    <style:style style:name="P2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weight="bold" officeooo:paragraph-rsid="00556292" style:font-size-asian="18pt" style:font-weight-asian="bold" style:font-size-complex="18pt" style:font-weight-complex="bold"/>
    </style:style>
    <style:style style:name="P30" style:family="paragraph" style:parent-style-name="Text_20_body">
      <style:paragraph-properties fo:line-height="100%"/>
      <style:text-properties fo:font-size="18pt" fo:font-weight="bold" officeooo:paragraph-rsid="00527e28" style:font-size-asian="18pt" style:font-weight-asian="bold" style:font-size-complex="18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5c9eee" officeooo:paragraph-rsid="005c9eee" style:font-size-asian="18pt" style:font-weight-asian="bold" style:font-size-complex="18pt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5c9eee" officeooo:paragraph-rsid="0067c96d" style:font-size-asian="18pt" style:font-weight-asian="bold" style:font-size-complex="18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5c9eee" officeooo:paragraph-rsid="00716496" style:font-size-asian="18pt" style:font-weight-asian="bold" style:font-size-complex="18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5c9eee" officeooo:paragraph-rsid="008c9a9e" style:font-size-asian="18pt" style:font-weight-asian="bold" style:font-size-complex="18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202221" officeooo:paragraph-rsid="00202221" style:font-size-asian="18pt" style:font-weight-asian="bold" style:font-size-complex="18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7c4a12" officeooo:paragraph-rsid="008c9a9e" style:font-size-asian="18pt" style:font-weight-asian="bold" style:font-size-complex="18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8f57c7" officeooo:paragraph-rsid="008f57c7" style:font-size-asian="18pt" style:font-weight-asian="bold" style:font-size-complex="18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9014cb" officeooo:paragraph-rsid="009014cb" style:font-size-asian="18pt" style:font-weight-asian="bold" style:font-size-complex="18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8da45e" officeooo:paragraph-rsid="008c9a9e" style:font-size-asian="18pt" style:font-weight-asian="bold" style:font-size-complex="18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8da45e" officeooo:paragraph-rsid="008f57c7" style:font-size-asian="18pt" style:font-weight-asian="bold" style:font-size-complex="18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8da45e" officeooo:paragraph-rsid="0094f0e5" style:font-size-asian="18pt" style:font-weight-asian="bold" style:font-size-complex="18pt" style:font-weight-complex="bold"/>
    </style:style>
    <style:style style:name="P42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size="18pt" fo:font-weight="bold" officeooo:rsid="008da45e" officeooo:paragraph-rsid="008f57c7" style:font-size-asian="18pt" style:font-weight-asian="bold" style:font-size-complex="18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94f0e5" officeooo:paragraph-rsid="0094f0e5" style:font-size-asian="18pt" style:font-weight-asian="bold" style:font-size-complex="18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9725e2" officeooo:paragraph-rsid="009725e2" style:font-size-asian="18pt" style:font-weight-asian="bold" style:font-size-complex="18pt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97c4d4" officeooo:paragraph-rsid="009de002" style:font-size-asian="18pt" style:font-weight-asian="bold" style:font-size-complex="18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9b2998" officeooo:paragraph-rsid="009b2998" style:font-size-asian="18pt" style:font-weight-asian="bold" style:font-size-complex="18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9b2998" officeooo:paragraph-rsid="009c4162" style:font-size-asian="18pt" style:font-weight-asian="bold" style:font-size-complex="18pt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9c4162" officeooo:paragraph-rsid="009c4162" style:font-size-asian="18pt" style:font-weight-asian="bold" style:font-size-complex="18pt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a454c3" officeooo:paragraph-rsid="00a454c3" style:font-size-asian="18pt" style:font-weight-asian="bold" style:font-size-complex="18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a9580f" officeooo:paragraph-rsid="00a454c3" style:font-size-asian="18pt" style:font-weight-asian="bold" style:font-size-complex="18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b08fed" officeooo:paragraph-rsid="00b08fed" style:font-size-asian="18pt" style:font-weight-asian="bold" style:font-size-complex="18pt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b3af1c" officeooo:paragraph-rsid="00b42e8a" style:font-size-asian="18pt" style:font-weight-asian="bold" style:font-size-complex="18pt" style:font-weight-complex="bold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b42e8a" officeooo:paragraph-rsid="00b6aef5" style:font-size-asian="18pt" style:font-weight-asian="bold" style:font-size-complex="18pt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paragraph-rsid="001e2519" style:font-size-asian="18pt" style:font-weight-asian="normal" style:font-size-complex="18pt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paragraph-rsid="003b6724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paragraph-rsid="003cfa12" style:font-size-asian="18pt" style:font-weight-asian="normal" style:font-size-complex="18pt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4311e1" officeooo:paragraph-rsid="004311e1" style:font-size-asian="18pt" style:font-weight-asian="normal" style:font-size-complex="18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43df88" officeooo:paragraph-rsid="0043df88" style:font-size-asian="18pt" style:font-weight-asian="normal" style:font-size-complex="18pt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43df88" officeooo:paragraph-rsid="0046f308" style:font-size-asian="18pt" style:font-weight-asian="normal" style:font-size-complex="18pt" style:font-weight-complex="normal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43df88" officeooo:paragraph-rsid="004ac3f1" style:font-size-asian="18pt" style:font-weight-asian="normal" style:font-size-complex="18pt" style:font-weight-complex="normal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48c5ed" officeooo:paragraph-rsid="0048c5ed" style:font-size-asian="18pt" style:font-weight-asian="normal" style:font-size-complex="18pt" style:font-weight-complex="normal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51b3d5" officeooo:paragraph-rsid="0051b3d5" style:font-size-asian="18pt" style:font-weight-asian="normal" style:font-size-complex="18pt" style:font-weight-complex="normal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51b3d5" officeooo:paragraph-rsid="005440bb" style:font-size-asian="18pt" style:font-weight-asian="normal" style:font-size-complex="18pt" style:font-weight-complex="normal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51b3d5" officeooo:paragraph-rsid="008c9a9e" style:font-size-asian="18pt" style:font-weight-asian="normal" style:font-size-complex="18pt" style:font-weight-complex="normal"/>
    </style:style>
    <style:style style:name="P65" style:family="paragraph" style:parent-style-name="Text_20_body">
      <style:paragraph-properties fo:line-height="100%"/>
      <style:text-properties fo:font-size="18pt" fo:font-weight="normal" officeooo:paragraph-rsid="00527e28" style:font-size-asian="18pt" style:font-weight-asian="normal" style:font-size-complex="18pt" style:font-weight-complex="normal"/>
    </style:style>
    <style:style style:name="P66" style:family="paragraph" style:parent-style-name="Text_20_body">
      <style:paragraph-properties style:line-height-at-least="0.1in"/>
      <style:text-properties fo:font-size="18pt" fo:font-weight="normal" officeooo:paragraph-rsid="005440bb" style:font-size-asian="18pt" style:font-weight-asian="normal" style:font-size-complex="18pt" style:font-weight-complex="normal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5c9eee" officeooo:paragraph-rsid="005c9eee" style:font-size-asian="18pt" style:font-weight-asian="normal" style:font-size-complex="18pt" style:font-weight-complex="normal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5c9eee" officeooo:paragraph-rsid="006039c6" style:font-size-asian="18pt" style:font-weight-asian="normal" style:font-size-complex="18pt" style:font-weight-complex="normal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5c9eee" officeooo:paragraph-rsid="0067c96d" style:font-size-asian="18pt" style:font-weight-asian="normal" style:font-size-complex="18pt" style:font-weight-complex="normal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5c9eee" officeooo:paragraph-rsid="0072fc36" style:font-size-asian="18pt" style:font-weight-asian="normal" style:font-size-complex="18pt" style:font-weight-complex="norm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716496" officeooo:paragraph-rsid="00716496" style:font-size-asian="18pt" style:font-weight-asian="normal" style:font-size-complex="18pt" style:font-weight-complex="norm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771e94" officeooo:paragraph-rsid="00771e94" style:font-size-asian="18pt" style:font-weight-asian="normal" style:font-size-complex="18pt" style:font-weight-complex="normal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7c4a12" officeooo:paragraph-rsid="008c9a9e" style:font-size-asian="18pt" style:font-weight-asian="normal" style:font-size-complex="18pt" style:font-weight-complex="normal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7c4a12" officeooo:paragraph-rsid="008f57c7" style:font-size-asian="18pt" style:font-weight-asian="normal" style:font-size-complex="18pt" style:font-weight-complex="normal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8538de" officeooo:paragraph-rsid="008c9a9e" style:font-size-asian="18pt" style:font-weight-asian="normal" style:font-size-complex="18pt" style:font-weight-complex="normal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8f57c7" officeooo:paragraph-rsid="008f57c7" style:font-size-asian="18pt" style:font-weight-asian="normal" style:font-size-complex="18pt" style:font-weight-complex="normal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014cb" officeooo:paragraph-rsid="009014cb" style:font-size-asian="18pt" style:font-weight-asian="normal" style:font-size-complex="18pt" style:font-weight-complex="normal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014cb" officeooo:paragraph-rsid="0094f0e5" style:font-size-asian="18pt" style:font-weight-asian="normal" style:font-size-complex="18pt" style:font-weight-complex="normal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8da45e" officeooo:paragraph-rsid="008f57c7" style:font-size-asian="18pt" style:font-weight-asian="normal" style:font-size-complex="18pt" style:font-weight-complex="normal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8da45e" officeooo:paragraph-rsid="008c9a9e" style:font-size-asian="18pt" style:font-weight-asian="normal" style:font-size-complex="18pt" style:font-weight-complex="normal"/>
    </style:style>
    <style:style style:name="P81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size="18pt" fo:font-weight="normal" officeooo:rsid="008da45e" officeooo:paragraph-rsid="008f57c7" style:font-size-asian="18pt" style:font-weight-asian="normal" style:font-size-complex="18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in" fo:margin-right="0in" fo:line-height="115%" fo:text-align="start" style:justify-single-word="false" fo:text-indent="0in" style:auto-text-indent="false" style:page-number="auto" fo:background-color="transparent"/>
      <style:text-properties fo:font-size="18pt" fo:font-weight="normal" officeooo:rsid="008da45e" officeooo:paragraph-rsid="008f57c7" style:font-size-asian="18pt" style:font-weight-asian="normal" style:font-size-complex="18pt" style:font-weight-complex="normal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59273" officeooo:paragraph-rsid="00959273" style:font-size-asian="18pt" style:font-weight-asian="normal" style:font-size-complex="18pt" style:font-weight-complex="normal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725e2" officeooo:paragraph-rsid="009725e2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725e2" officeooo:paragraph-rsid="0097c4d4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725e2" officeooo:paragraph-rsid="0099a799" style:font-size-asian="18pt" style:font-weight-asian="normal" style:font-size-complex="18pt" style:font-weight-complex="normal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7c4d4" officeooo:paragraph-rsid="0097c4d4" style:font-size-asian="18pt" style:font-weight-asian="normal" style:font-size-complex="18pt" style:font-weight-complex="normal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7c4d4" officeooo:paragraph-rsid="0099a799" style:font-size-asian="18pt" style:font-weight-asian="normal" style:font-size-complex="18pt" style:font-weight-complex="normal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9a799" officeooo:paragraph-rsid="0099a799" style:font-size-asian="18pt" style:font-weight-asian="normal" style:font-size-complex="18pt" style:font-weight-complex="normal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c4162" officeooo:paragraph-rsid="009c4162" style:font-size-asian="18pt" style:font-weight-asian="normal" style:font-size-complex="18pt" style:font-weight-complex="normal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b2998" officeooo:paragraph-rsid="009b2998" style:font-size-asian="18pt" style:font-weight-asian="normal" style:font-size-complex="18pt" style:font-weight-complex="normal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9b2998" officeooo:paragraph-rsid="00a454c3" style:font-size-asian="18pt" style:font-weight-asian="normal" style:font-size-complex="18pt" style:font-weight-complex="normal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a9580f" officeooo:paragraph-rsid="00a454c3" style:font-size-asian="18pt" style:font-weight-asian="normal" style:font-size-complex="18pt" style:font-weight-complex="normal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a9580f" officeooo:paragraph-rsid="00b08fed" style:font-size-asian="18pt" style:font-weight-asian="normal" style:font-size-complex="18pt" style:font-weight-complex="normal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a9580f" officeooo:paragraph-rsid="00b4d15a" style:font-size-asian="18pt" style:font-weight-asian="normal" style:font-size-complex="18pt" style:font-weight-complex="normal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a9580f" officeooo:paragraph-rsid="00b6aef5" style:font-size-asian="18pt" style:font-weight-asian="normal" style:font-size-complex="18pt" style:font-weight-complex="normal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b08fed" officeooo:paragraph-rsid="00b08fed" style:font-size-asian="18pt" style:font-weight-asian="normal" style:font-size-complex="18pt" style:font-weight-complex="normal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b3af1c" officeooo:paragraph-rsid="00b42e8a" style:font-size-asian="18pt" style:font-weight-asian="normal" style:font-size-complex="18pt" style:font-weight-complex="normal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b42e8a" officeooo:paragraph-rsid="00b6aef5" style:font-size-asian="18pt" style:font-weight-asian="normal" style:font-size-complex="18pt" style:font-weight-complex="normal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b5ff79" officeooo:paragraph-rsid="00b5ff79" style:font-size-asian="18pt" style:font-weight-asian="normal" style:font-size-complex="18pt" style:font-weight-complex="normal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b6aef5" officeooo:paragraph-rsid="00b6aef5" style:font-size-asian="18pt" style:font-weight-asian="normal" style:font-size-complex="18pt" style:font-weight-complex="normal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c12658" officeooo:paragraph-rsid="00c12658" style:font-size-asian="18pt" style:font-weight-asian="normal" style:font-size-complex="18pt" style:font-weight-complex="normal"/>
    </style:style>
    <style:style style:name="P10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officeooo:paragraph-rsid="003b6724" style:font-size-asian="20pt" style:font-weight-asian="bold" style:font-size-complex="20pt" style:font-weight-complex="bold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0pt" fo:font-weight="bold" officeooo:rsid="003b6724" officeooo:paragraph-rsid="003b6724" style:font-size-asian="20pt" style:font-weight-asian="bold" style:font-size-complex="20pt" style:font-weight-complex="bold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officeooo:paragraph-rsid="003b6724" style:font-size-asian="14pt" style:font-weight-asian="bold" style:font-size-complex="16pt" style:font-weight-complex="bold"/>
    </style:style>
    <style:style style:name="P10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556292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8c9a9e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Liberation Serif" fo:font-size="18pt" fo:letter-spacing="normal" fo:font-style="normal" fo:font-weight="normal" officeooo:rsid="007c4a12" officeooo:paragraph-rsid="008c9a9e" style:font-size-asian="18pt" style:font-weight-asian="normal" style:font-size-complex="18pt" style:font-weight-complex="normal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Liberation Serif" fo:font-size="18pt" fo:letter-spacing="normal" fo:font-style="normal" fo:font-weight="normal" officeooo:rsid="007eda55" officeooo:paragraph-rsid="008c9a9e" style:font-size-asian="18pt" style:font-weight-asian="normal" style:font-size-complex="18pt" style:font-weight-complex="normal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Liberation Serif" fo:font-size="18pt" fo:letter-spacing="normal" fo:font-style="normal" fo:font-weight="normal" officeooo:rsid="008198d0" officeooo:paragraph-rsid="008c9a9e" style:font-size-asian="18pt" style:font-weight-asian="normal" style:font-size-complex="18pt" style:font-weight-complex="normal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fo:font-size="18pt" fo:font-weight="normal" officeooo:rsid="007eda55" officeooo:paragraph-rsid="008c9a9e" style:font-size-asian="18pt" style:font-weight-asian="normal" style:font-size-complex="18pt" style:font-weight-complex="normal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fo:font-weight="normal" officeooo:rsid="009725e2" officeooo:paragraph-rsid="00975fb6" style:font-size-asian="15pt" style:font-weight-asian="normal" style:font-size-complex="15pt" style:font-weight-complex="normal"/>
    </style:style>
    <style:style style:name="P1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b42e8a" officeooo:paragraph-rsid="00b6aef5" style:font-size-asian="18pt" style:font-weight-asian="normal" style:font-size-complex="18pt" style:font-weight-complex="normal"/>
    </style:style>
    <style:style style:name="P1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c4f66a" officeooo:paragraph-rsid="00c4f66a" style:font-size-asian="18pt" style:font-weight-asian="normal" style:font-size-complex="18pt" style:font-weight-complex="normal"/>
    </style:style>
    <style:style style:name="P1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c4f66a" officeooo:paragraph-rsid="00c66b49" style:font-size-asian="18pt" style:font-weight-asian="normal" style:font-size-complex="18pt" style:font-weight-complex="normal"/>
    </style:style>
    <style:style style:name="P1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c4f66a" officeooo:paragraph-rsid="00c6c5e4" style:font-size-asian="18pt" style:font-weight-asian="normal" style:font-size-complex="18pt" style:font-weight-complex="normal"/>
    </style:style>
    <style:style style:name="P1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c4f66a" officeooo:paragraph-rsid="00c8fff2" style:font-size-asian="18pt" style:font-weight-asian="normal" style:font-size-complex="18pt" style:font-weight-complex="normal"/>
    </style:style>
    <style:style style:name="P1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c66b49" officeooo:paragraph-rsid="00c66b49" style:font-size-asian="18pt" style:font-weight-asian="normal" style:font-size-complex="18pt" style:font-weight-complex="normal"/>
    </style:style>
    <style:style style:name="P1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c6c5e4" officeooo:paragraph-rsid="00c6c5e4" style:font-size-asian="18pt" style:font-weight-asian="normal" style:font-size-complex="18pt" style:font-weight-complex="normal"/>
    </style:style>
    <style:style style:name="P1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c8fff2" officeooo:paragraph-rsid="00c8fff2" style:font-size-asian="18pt" style:font-weight-asian="normal" style:font-size-complex="18pt" style:font-weight-complex="normal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cb5dde" officeooo:paragraph-rsid="00cb5dde" style:font-size-asian="18pt" style:font-weight-asian="normal" style:font-size-complex="18pt" style:font-weight-complex="normal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cb5dde" officeooo:paragraph-rsid="00d121a6" style:font-size-asian="18pt" style:font-weight-asian="normal" style:font-size-complex="18pt" style:font-weight-complex="normal"/>
    </style:style>
    <style:style style:name="P1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cb5dde" officeooo:paragraph-rsid="00d31d62" style:font-size-asian="18pt" style:font-weight-asian="normal" style:font-size-complex="18pt" style:font-weight-complex="normal"/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d0e858" officeooo:paragraph-rsid="00d0e858" style:font-size-asian="18pt" style:font-weight-asian="normal" style:font-size-complex="18pt" style:font-weight-complex="normal"/>
    </style:style>
    <style:style style:name="P1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c4f66a" officeooo:paragraph-rsid="00c4f66a" style:font-size-asian="18pt" style:font-weight-asian="bold" style:font-size-complex="18pt" style:font-weight-complex="bold"/>
    </style:style>
    <style:style style:name="P1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c66b49" officeooo:paragraph-rsid="00c66b49" style:font-size-asian="18pt" style:font-weight-asian="bold" style:font-size-complex="18pt" style:font-weight-complex="bold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c6c5e4" officeooo:paragraph-rsid="00c6c5e4" style:font-size-asian="18pt" style:font-weight-asian="bold" style:font-size-complex="18pt" style:font-weight-complex="bold"/>
    </style:style>
    <style:style style:name="P1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cb5dde" officeooo:paragraph-rsid="00cb5dde" style:font-size-asian="18pt" style:font-weight-asian="bold" style:font-size-complex="18pt" style:font-weight-complex="bold"/>
    </style:style>
    <style:style style:name="P1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bold" officeooo:rsid="00d0e858" officeooo:paragraph-rsid="00d0e858" style:font-size-asian="18pt" style:font-weight-asian="bold" style:font-size-complex="18pt" style:font-weight-complex="bold"/>
    </style:style>
    <style:style style:name="P1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d31d62"/>
    </style:style>
    <style:style style:name="P1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paragraph-rsid="00c8fff2" style:font-weight-asian="bold" style:font-weight-complex="bold"/>
    </style:style>
    <style:style style:name="P1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paragraph-rsid="00d121a6" style:font-weight-asian="bold" style:font-weight-complex="bold"/>
    </style:style>
    <style:style style:name="P1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officeooo:paragraph-rsid="00d145da"/>
    </style:style>
    <style:style style:name="P1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officeooo:rsid="00d43d57" officeooo:paragraph-rsid="00d43d57"/>
    </style:style>
    <style:style style:name="P1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officeooo:rsid="00d43d57" officeooo:paragraph-rsid="00d5dbfc"/>
    </style:style>
    <style:style style:name="P1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weight="bold" officeooo:rsid="00d43d57" officeooo:paragraph-rsid="00d43d57" style:font-weight-asian="bold" style:font-weight-complex="bold"/>
    </style:style>
    <style:style style:name="P1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weight="bold" officeooo:rsid="00d5dbfc" officeooo:paragraph-rsid="00d5dbfc" style:font-weight-asian="bold" style:font-weight-complex="bold"/>
    </style:style>
    <style:style style:name="T1" style:family="text">
      <style:text-properties officeooo:rsid="0011f540"/>
    </style:style>
    <style:style style:name="T2" style:family="text">
      <style:text-properties officeooo:rsid="0015b858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095ed" style:font-size-asian="20pt" style:font-weight-asian="bold" style:font-size-complex="20pt" style:font-weight-complex="bold"/>
    </style:style>
    <style:style style:name="T5" style:family="text">
      <style:text-properties officeooo:rsid="001e2519"/>
    </style:style>
    <style:style style:name="T6" style:family="text">
      <style:text-properties officeooo:rsid="00240333"/>
    </style:style>
    <style:style style:name="T7" style:family="text">
      <style:text-properties officeooo:rsid="002c29c5"/>
    </style:style>
    <style:style style:name="T8" style:family="text">
      <style:text-properties officeooo:rsid="002de45f"/>
    </style:style>
    <style:style style:name="T9" style:family="text">
      <style:text-properties officeooo:rsid="00301679"/>
    </style:style>
    <style:style style:name="T10" style:family="text">
      <style:text-properties officeooo:rsid="003387ae"/>
    </style:style>
    <style:style style:name="T11" style:family="text">
      <style:text-properties officeooo:rsid="00363bc9"/>
    </style:style>
    <style:style style:name="T12" style:family="text">
      <style:text-properties officeooo:rsid="003b6724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fo:font-weight="normal" officeooo:rsid="007c4a12" style:font-size-asian="18pt" style:font-weight-asian="normal" style:font-size-complex="18pt" style:font-weight-complex="normal"/>
    </style:style>
    <style:style style:name="T15" style:family="text">
      <style:text-properties fo:font-size="18pt" fo:font-weight="normal" officeooo:rsid="00d145da" style:font-size-asian="18pt" style:font-weight-asian="normal" style:font-size-complex="18pt" style:font-weight-complex="normal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51b3d5" style:font-size-asian="18pt" style:font-weight-asian="bold" style:font-size-complex="18pt" style:font-weight-complex="bold"/>
    </style:style>
    <style:style style:name="T18" style:family="text">
      <style:text-properties fo:font-size="18pt" fo:font-weight="bold" officeooo:rsid="007c4a12" style:font-size-asian="18pt" style:font-weight-asian="bold" style:font-size-complex="18pt" style:font-weight-complex="bold"/>
    </style:style>
    <style:style style:name="T19" style:family="text">
      <style:text-properties fo:font-size="18pt" officeooo:rsid="00c8fff2" style:font-size-asian="18pt" style:font-size-complex="18pt"/>
    </style:style>
    <style:style style:name="T20" style:family="text">
      <style:text-properties fo:font-size="18pt" officeooo:rsid="00cb2d71" style:font-size-asian="18pt" style:font-size-complex="18pt"/>
    </style:style>
    <style:style style:name="T21" style:family="text">
      <style:text-properties fo:font-size="18pt" officeooo:rsid="00d121a6" style:font-size-asian="18pt" style:font-size-complex="18pt"/>
    </style:style>
    <style:style style:name="T22" style:family="text">
      <style:text-properties fo:font-size="18pt" officeooo:rsid="00d145da" style:font-size-asian="18pt" style:font-size-complex="18pt"/>
    </style:style>
    <style:style style:name="T23" style:family="text">
      <style:text-properties fo:font-size="18pt" officeooo:rsid="00d42a77" style:font-size-asian="18pt" style:font-size-complex="18pt"/>
    </style:style>
    <style:style style:name="T24" style:family="text">
      <style:text-properties officeooo:rsid="003cfa1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63bc9" style:font-weight-asian="bold" style:font-weight-complex="bold"/>
    </style:style>
    <style:style style:name="T27" style:family="text">
      <style:text-properties fo:font-weight="bold" officeooo:rsid="004311e1" style:font-weight-asian="bold" style:font-weight-complex="bold"/>
    </style:style>
    <style:style style:name="T28" style:family="text">
      <style:text-properties fo:font-weight="bold" officeooo:rsid="0043df88" style:font-weight-asian="bold" style:font-weight-complex="bold"/>
    </style:style>
    <style:style style:name="T29" style:family="text">
      <style:text-properties fo:font-weight="bold" officeooo:rsid="0051b3d5" style:font-weight-asian="bold" style:font-weight-complex="bold"/>
    </style:style>
    <style:style style:name="T30" style:family="text">
      <style:text-properties fo:font-weight="bold" officeooo:rsid="005440bb" style:font-weight-asian="bold" style:font-weight-complex="bold"/>
    </style:style>
    <style:style style:name="T31" style:family="text">
      <style:text-properties fo:font-weight="bold" officeooo:rsid="0057e957" style:font-weight-asian="bold" style:font-weight-complex="bold"/>
    </style:style>
    <style:style style:name="T32" style:family="text">
      <style:text-properties fo:font-weight="bold" officeooo:rsid="005c9eee" style:font-weight-asian="bold" style:font-weight-complex="bold"/>
    </style:style>
    <style:style style:name="T33" style:family="text">
      <style:text-properties fo:font-weight="bold" officeooo:rsid="008538de" style:font-weight-asian="bold" style:font-weight-complex="bold"/>
    </style:style>
    <style:style style:name="T34" style:family="text">
      <style:text-properties fo:font-weight="bold" officeooo:rsid="008da45e" style:font-weight-asian="bold" style:font-weight-complex="bold"/>
    </style:style>
    <style:style style:name="T35" style:family="text">
      <style:text-properties fo:font-weight="bold" officeooo:rsid="008f57c7" style:font-weight-asian="bold" style:font-weight-complex="bold"/>
    </style:style>
    <style:style style:name="T36" style:family="text">
      <style:text-properties fo:font-weight="bold" officeooo:rsid="0097c4d4" style:font-weight-asian="bold" style:font-weight-complex="bold"/>
    </style:style>
    <style:style style:name="T37" style:family="text">
      <style:text-properties fo:font-weight="bold" officeooo:rsid="009c4162" style:font-weight-asian="bold" style:font-weight-complex="bold"/>
    </style:style>
    <style:style style:name="T38" style:family="text">
      <style:text-properties fo:font-weight="bold" officeooo:rsid="00b6aef5" style:font-weight-asian="bold" style:font-weight-complex="bold"/>
    </style:style>
    <style:style style:name="T39" style:family="text">
      <style:text-properties fo:font-weight="bold" officeooo:rsid="00c4f66a" style:font-weight-asian="bold" style:font-weight-complex="bold"/>
    </style:style>
    <style:style style:name="T40" style:family="text">
      <style:text-properties officeooo:rsid="0040b798"/>
    </style:style>
    <style:style style:name="T41" style:family="text">
      <style:text-properties officeooo:rsid="0043df88"/>
    </style:style>
    <style:style style:name="T42" style:family="text">
      <style:text-properties officeooo:rsid="0046f308"/>
    </style:style>
    <style:style style:name="T43" style:family="text">
      <style:text-properties officeooo:rsid="004ce383"/>
    </style:style>
    <style:style style:name="T44" style:family="text">
      <style:text-properties officeooo:rsid="00527e28"/>
    </style:style>
    <style:style style:name="T45" style:family="text">
      <style:text-properties officeooo:rsid="005324b4"/>
    </style:style>
    <style:style style:name="T46" style:family="text">
      <style:text-properties officeooo:rsid="00542f17"/>
    </style:style>
    <style:style style:name="T47" style:family="text">
      <style:text-properties officeooo:rsid="005440bb"/>
    </style:style>
    <style:style style:name="T48" style:family="text">
      <style:text-properties officeooo:rsid="005ece01"/>
    </style:style>
    <style:style style:name="T49" style:family="text">
      <style:text-properties officeooo:rsid="006dcc1f"/>
    </style:style>
    <style:style style:name="T50" style:family="text">
      <style:text-properties officeooo:rsid="00716496"/>
    </style:style>
    <style:style style:name="T51" style:family="text">
      <style:text-properties officeooo:rsid="00770323"/>
    </style:style>
    <style:style style:name="T52" style:family="text">
      <style:text-properties officeooo:rsid="007c4a12"/>
    </style:style>
    <style:style style:name="T53" style:family="text">
      <style:text-properties officeooo:rsid="007d460e"/>
    </style:style>
    <style:style style:name="T54" style:family="text">
      <style:text-properties officeooo:rsid="007d7c32"/>
    </style:style>
    <style:style style:name="T55" style:family="text">
      <style:text-properties fo:font-variant="normal" fo:text-transform="none" style:font-name="Liberation Serif" fo:letter-spacing="normal" fo:font-style="normal"/>
    </style:style>
    <style:style style:name="T56" style:family="text">
      <style:text-properties fo:font-variant="normal" fo:text-transform="none" style:font-name="Liberation Serif" fo:letter-spacing="normal" fo:font-style="normal" officeooo:rsid="007fde27"/>
    </style:style>
    <style:style style:name="T57" style:family="text">
      <style:text-properties fo:font-variant="normal" fo:text-transform="none" style:font-name="Liberation Serif" fo:letter-spacing="normal" fo:font-style="normal" officeooo:rsid="008198d0"/>
    </style:style>
    <style:style style:name="T58" style:family="text">
      <style:text-properties fo:font-variant="normal" fo:text-transform="none" fo:color="#000000" loext:opacity="100%" style:font-name="Liberation Serif" fo:font-size="18pt" fo:letter-spacing="normal" fo:font-style="normal" fo:font-weight="bold" style:font-size-asian="15.75pt" style:font-weight-asian="bold" style:font-size-complex="18pt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8pt" fo:letter-spacing="normal" fo:font-style="normal" fo:font-weight="bold" officeooo:rsid="007eda55" style:font-size-asian="15.75pt" style:font-weight-asian="bold" style:font-size-complex="18pt" style:font-weight-complex="bold"/>
    </style:style>
    <style:style style:name="T60" style:family="text">
      <style:text-properties fo:font-variant="normal" fo:text-transform="none" fo:color="#000000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T61" style:family="text">
      <style:text-properties fo:font-variant="normal" fo:text-transform="none" fo:color="#0e141e" loext:opacity="100%" fo:font-size="18pt" fo:letter-spacing="normal" fo:font-style="normal" fo:font-weight="normal" fo:background-color="#fffffe" loext:char-shading-value="0" style:font-size-asian="18pt" style:font-weight-asian="normal" style:font-size-complex="18pt" style:font-weight-complex="normal"/>
    </style:style>
    <style:style style:name="T62" style:family="text">
      <style:text-properties fo:font-variant="normal" fo:text-transform="none" fo:color="#0e141e" loext:opacity="100%" fo:font-size="18pt" fo:letter-spacing="normal" fo:font-style="normal" fo:font-weight="normal" officeooo:rsid="00d31a23" fo:background-color="#fffffe" loext:char-shading-value="0" style:font-size-asian="18pt" style:font-weight-asian="normal" style:font-size-complex="18pt" style:font-weight-complex="normal"/>
    </style:style>
    <style:style style:name="T63" style:family="text">
      <style:text-properties fo:font-variant="normal" fo:text-transform="none" fo:color="#0e141e" loext:opacity="100%" fo:font-size="18pt" fo:letter-spacing="normal" fo:font-style="normal" fo:font-weight="normal" officeooo:rsid="00d5dbfc" fo:background-color="#fffffe" loext:char-shading-value="0" style:font-size-asian="18pt" style:font-weight-asian="normal" style:font-size-complex="18pt" style:font-weight-complex="normal"/>
    </style:style>
    <style:style style:name="T64" style:family="text">
      <style:text-properties fo:font-variant="normal" fo:text-transform="none" fo:color="#0e141e" loext:opacity="100%" fo:font-size="18pt" fo:letter-spacing="normal" fo:font-style="normal" fo:background-color="#fffffe" loext:char-shading-value="0" style:font-size-asian="18pt" style:font-size-complex="18pt"/>
    </style:style>
    <style:style style:name="T65" style:family="text">
      <style:text-properties fo:font-variant="normal" fo:text-transform="none" fo:color="#0e141e" loext:opacity="100%" fo:font-size="18pt" fo:letter-spacing="normal" fo:font-style="normal" officeooo:rsid="00d31a23" fo:background-color="#fffffe" loext:char-shading-value="0" style:font-size-asian="18pt" style:font-size-complex="18pt"/>
    </style:style>
    <style:style style:name="T66" style:family="text">
      <style:text-properties fo:font-variant="normal" fo:text-transform="none" fo:color="#0e141e" loext:opacity="100%" fo:font-size="18pt" fo:letter-spacing="normal" fo:font-style="normal" officeooo:rsid="00d5dbfc" fo:background-color="#fffffe" loext:char-shading-value="0" style:font-size-asian="18pt" style:font-size-complex="18pt"/>
    </style:style>
    <style:style style:name="T67" style:family="text">
      <style:text-properties fo:font-variant="normal" fo:text-transform="none" fo:color="#0e141e" loext:opacity="100%" style:font-name="Liberation Serif" fo:font-size="18pt" fo:letter-spacing="normal" fo:font-style="normal" fo:font-weight="normal" officeooo:rsid="00d5dbfc" fo:background-color="#fffffe" loext:char-shading-value="0" style:font-size-asian="18pt" style:font-weight-asian="normal" style:font-size-complex="18pt" style:font-weight-complex="normal"/>
    </style:style>
    <style:style style:name="T68" style:family="text">
      <style:text-properties style:font-name="Liberation Serif" fo:font-size="18pt" fo:font-weight="bold" officeooo:rsid="007eda55" style:font-size-asian="18pt" style:font-weight-asian="bold" style:font-size-complex="18pt" style:font-weight-complex="bold"/>
    </style:style>
    <style:style style:name="T69" style:family="text">
      <style:text-properties officeooo:rsid="008538de"/>
    </style:style>
    <style:style style:name="T70" style:family="text">
      <style:text-properties officeooo:rsid="0085f529"/>
    </style:style>
    <style:style style:name="T71" style:family="text">
      <style:text-properties officeooo:rsid="0086ad03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9014cb" style:font-weight-asian="normal" style:font-weight-complex="normal"/>
    </style:style>
    <style:style style:name="T74" style:family="text">
      <style:text-properties fo:font-weight="normal" officeooo:rsid="00b42e8a" style:font-weight-asian="normal" style:font-weight-complex="normal"/>
    </style:style>
    <style:style style:name="T75" style:family="text">
      <style:text-properties officeooo:rsid="00949473"/>
    </style:style>
    <style:style style:name="T76" style:family="text">
      <style:text-properties officeooo:rsid="0099a799"/>
    </style:style>
    <style:style style:name="T77" style:family="text">
      <style:text-properties officeooo:rsid="009c4162"/>
    </style:style>
    <style:style style:name="T78" style:family="text">
      <style:text-properties officeooo:rsid="00a05b75"/>
    </style:style>
    <style:style style:name="T79" style:family="text">
      <style:text-properties officeooo:rsid="00a5fbbb"/>
    </style:style>
    <style:style style:name="T80" style:family="text">
      <style:text-properties officeooo:rsid="00a7b600"/>
    </style:style>
    <style:style style:name="T81" style:family="text">
      <style:text-properties officeooo:rsid="00aa308e"/>
    </style:style>
    <style:style style:name="T82" style:family="text">
      <style:text-properties officeooo:rsid="00aea22f"/>
    </style:style>
    <style:style style:name="T83" style:family="text">
      <style:text-properties officeooo:rsid="00b42e8a"/>
    </style:style>
    <style:style style:name="T84" style:family="text">
      <style:text-properties officeooo:rsid="00b4d15a"/>
    </style:style>
    <style:style style:name="T85" style:family="text">
      <style:text-properties officeooo:rsid="00b6aef5"/>
    </style:style>
    <style:style style:name="T86" style:family="text">
      <style:text-properties officeooo:rsid="00b7d5ad"/>
    </style:style>
    <style:style style:name="T87" style:family="text">
      <style:text-properties officeooo:rsid="00c86e7c"/>
    </style:style>
    <style:style style:name="T88" style:family="text">
      <style:text-properties officeooo:rsid="00c8fff2"/>
    </style:style>
    <style:style style:name="T89" style:family="text">
      <style:text-properties officeooo:rsid="00cda4dd"/>
    </style:style>
    <style:style style:name="T90" style:family="text">
      <style:text-properties officeooo:rsid="00d121a6"/>
    </style:style>
    <style:style style:name="T91" style:family="text">
      <style:text-properties fo:font-size="16pt" style:font-size-asian="16pt" style:font-size-complex="16pt"/>
    </style:style>
    <style:style style:name="T92" style:family="text">
      <style:text-properties officeooo:rsid="00d7c1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text:s text:c="33"/><text:span text:style-name="T3"><text:s/></text:span><text:span text:style-name="T4">Assignment-1</text:span></text:p>
      <text:p text:style-name="P14"/>
      <text:p text:style-name="P14"/>
      <text:p text:style-name="P14"/>
      <text:p text:style-name="P14"><text:span text:style-name="T11">1-</text:span> <text:span text:style-name="T2">Count </text:span>number of vowels and consonants in a string</text:p>
      <text:p text:style-name="P4">#!/usr/bin/perl</text:p>
      <text:p text:style-name="P4">use strict;</text:p>
      <text:p text:style-name="P4">use warnings;</text:p>
      <text:p text:style-name="P4">my $str="India is a beautiful country";</text:p>
      <text:p text:style-name="P4">my @arr=split(" ", $str);</text:p>
      <text:p text:style-name="P4">my $length=scalar @arr;</text:p>
      <text:p text:style-name="P4">my $vowel=0;</text:p>
      <text:p text:style-name="P4">my $const=0;</text:p>
      <text:p text:style-name="P4">for (my $i=0; $i&lt;=$length-1; $i++){</text:p>
      <text:p text:style-name="P4"><text:s text:c="4"/>if ($arr[$i]=~m/^[aeiou]/){</text:p>
      <text:p text:style-name="P4"><text:s text:c="8"/>print "$arr[$i] is a vowel \n";</text:p>
      <text:p text:style-name="P4"><text:tab/><text:tab/>$vowel++;</text:p>
      <text:p text:style-name="P4"><text:s text:c="4"/>}<text:tab/></text:p>
      <text:p text:style-name="P4"><text:s text:c="4"/>else{</text:p>
      <text:p text:style-name="P4"><text:s text:c="8"/>print "$arr[$i] is a consonant \n";</text:p>
      <text:p text:style-name="P4"><text:tab/><text:tab/>$const++;</text:p>
      <text:p text:style-name="P4"><text:s text:c="4"/>}<text:tab/></text:p>
      <text:p text:style-name="P4">}</text:p>
      <text:p text:style-name="P4">print "Number of vowel present in string = $vowel \n";</text:p>
      <text:p text:style-name="P4">print "Consonant present in string = $const";</text:p>
      <text:p text:style-name="P4"/>
      <text:p text:style-name="P4"/>
      <text:p text:style-name="P4"/>
      <text:p text:style-name="P14"/>
      <text:p text:style-name="P14"/>
      <text:p text:style-name="P14"/>
      <text:p text:style-name="P14"><text:soft-page-break/><text:span text:style-name="T11">2-</text:span>Factors of a number</text:p>
      <text:p text:style-name="P4">#!/usr/bin/perl</text:p>
      <text:p text:style-name="P4">use strict;</text:p>
      <text:p text:style-name="P4">use warnings;</text:p>
      <text:p text:style-name="P4">my $num=33;</text:p>
      <text:p text:style-name="P4">print "Factors of $num are:\n";</text:p>
      <text:p text:style-name="P4">for (my $i=1; $i&lt;=$num; $i++){</text:p>
      <text:p text:style-name="P4"><text:tab/>if ($num%$i==0){</text:p>
      <text:p text:style-name="P4"><text:tab/><text:tab/>print "$i \n";<text:tab/><text:tab/></text:p>
      <text:p text:style-name="P4"><text:tab/>}<text:tab/></text:p>
      <text:p text:style-name="P4">}</text:p>
      <text:p text:style-name="P4"/>
      <text:p text:style-name="P4"/>
      <text:p text:style-name="P4"><text:span text:style-name="T26">3-</text:span><text:span text:style-name="T25">Prime number</text:span></text:p>
      <text:p text:style-name="P4">#!/usr/bin/perl</text:p>
      <text:p text:style-name="P4">use strict;</text:p>
      <text:p text:style-name="P4">use warnings;</text:p>
      <text:p text:style-name="P4">my $num=3;</text:p>
      <text:p text:style-name="P4">my $count=0;</text:p>
      <text:p text:style-name="P4">for (my $i=2; $i&lt;=($num-1); $i++){</text:p>
      <text:p text:style-name="P4"><text:tab/>if($num%$i==0){</text:p>
      <text:p text:style-name="P4"><text:tab/><text:tab/>$count++;</text:p>
      <text:p text:style-name="P4"><text:tab/>} </text:p>
      <text:p text:style-name="P4">}</text:p>
      <text:p text:style-name="P4">($count&gt;0)? print "$num is not a prime number" : print "$num is a prime number";</text:p>
      <text:p text:style-name="P4"/>
      <text:p text:style-name="P4"/>
      <text:p text:style-name="P14"/>
      <text:p text:style-name="P14"/>
      <text:p text:style-name="P14"/>
      <text:p text:style-name="P14"/>
      <text:p text:style-name="P14"><text:soft-page-break/><text:span text:style-name="T11">4-</text:span> Factorial of a number</text:p>
      <text:p text:style-name="P4">#!/usr/bin/perl</text:p>
      <text:p text:style-name="P4">use strict;</text:p>
      <text:p text:style-name="P4">use warnings;</text:p>
      <text:p text:style-name="P4">my $num=3;</text:p>
      <text:p text:style-name="P4">my $fact=1;</text:p>
      <text:p text:style-name="P4">print "Factorials of $num are:";</text:p>
      <text:p text:style-name="P4">for(my $i=$num; $i&gt;=1; $i--){ <text:s/></text:p>
      <text:p text:style-name="P4"><text:tab/>$fact*=$i;</text:p>
      <text:p text:style-name="P4"><text:tab/>print "$i ";</text:p>
      <text:p text:style-name="P4">}</text:p>
      <text:p text:style-name="P4">print "=$fact";</text:p>
      <text:p text:style-name="P4"/>
      <text:p text:style-name="P4"/>
      <text:p text:style-name="P4"/>
      <text:p text:style-name="P14"><text:span text:style-name="T11">5-</text:span><text:span text:style-name="T6">Largest</text:span> element of an array</text:p>
      <text:p text:style-name="P4">#!/usr/bin/perl</text:p>
      <text:p text:style-name="P4">use strict;</text:p>
      <text:p text:style-name="P4">my @arr=(4,40,55,60,220,400);</text:p>
      <text:p text:style-name="P4">my $size=@arr;</text:p>
      <text:p text:style-name="P4">my $max=$arr[0];</text:p>
      <text:p text:style-name="P4">print "Largest Element of an array is:";</text:p>
      <text:p text:style-name="P4">for (my $i=0; $i&lt;=$size; $i++){</text:p>
      <text:p text:style-name="P4"><text:tab/><text:tab/>if ($arr[$i] &gt; $max){</text:p>
      <text:p text:style-name="P4"><text:tab/><text:tab/><text:tab/>$max=$arr[$i];</text:p>
      <text:p text:style-name="P4"><text:tab/><text:tab/><text:tab/></text:p>
      <text:p text:style-name="P4"><text:tab/><text:tab/>} <text:tab/><text:tab/></text:p>
      <text:p text:style-name="P4">}</text:p>
      <text:p text:style-name="P4">print $max;</text:p>
      <text:p text:style-name="P4"/>
      <text:p text:style-name="P14"/>
      <text:p text:style-name="P14"/>
      <text:p text:style-name="P14"><text:soft-page-break/><text:span text:style-name="T11">6-</text:span> Validate Aadhar card</text:p>
      <text:p text:style-name="P4">#!/usr/bin/perl</text:p>
      <text:p text:style-name="P4">use strict;</text:p>
      <text:p text:style-name="P4">use warnings;</text:p>
      <text:p text:style-name="P4">print "Enter your Number:";</text:p>
      <text:p text:style-name="P4">my $card=&lt;&gt;;</text:p>
      <text:p text:style-name="P4">($card=~m/^[2-9]{1}\d{3}\s\d{4}\s\d{4}$/) ? print "valid aadhar card" : print "Not Valid Aadhar card";</text:p>
      <text:p text:style-name="P4"/>
      <text:p text:style-name="P15"><text:span text:style-name="T11">7-</text:span> Validate <text:span text:style-name="T1">Pan</text:span> card</text:p>
      <text:p text:style-name="P5">#!/usr/bin/perl</text:p>
      <text:p text:style-name="P5">use strict;</text:p>
      <text:p text:style-name="P5">use warnings;</text:p>
      <text:p text:style-name="P5">print "Enter your <text:span text:style-name="T1">PAN </text:span>Number:";</text:p>
      <text:p text:style-name="P5">my $num=&lt;STDIN&gt;;</text:p>
      <text:p text:style-name="P5">($num=~/[A-Z]{3}[ABCFGHLPT]{1}[A-Z]{1}[0-9]{4}[A-Z]{1}/)?print "Valid Details":print "Invalid Details";</text:p>
      <text:p text:style-name="P4"/>
      <text:p text:style-name="P16"/>
      <text:p text:style-name="P16"><text:span text:style-name="T11">8-</text:span>Read file line by line</text:p>
      <text:p text:style-name="P4">#!/usr/bin/perl</text:p>
      <text:p text:style-name="P4">use strict; <text:s/></text:p>
      <text:p text:style-name="P4">use warnings; <text:s/></text:p>
      <text:p text:style-name="P4">open(my $news, "&lt; news.txt") <text:s/>or die "Could not open file <text:s/>$!"; <text:s/></text:p>
      <text:p text:style-name="P4">while (my $row = &lt;$news&gt;) { <text:s/></text:p>
      <text:p text:style-name="P4"><text:s text:c="2"/>chomp $row; <text:s/></text:p>
      <text:p text:style-name="P4"><text:s text:c="2"/>print "$row\n"; <text:s/></text:p>
      <text:p text:style-name="P4">} <text:s/></text:p>
      <text:p text:style-name="P4">close <text:span text:style-name="T5">$</text:span>news;</text:p>
      <text:p text:style-name="P4"/>
      <text:p text:style-name="P2"/>
      <text:p text:style-name="P7"/>
      <text:p text:style-name="P20"><text:soft-page-break/><text:s text:c="34"/>ASSIGNMENT-2</text:p>
      <text:p text:style-name="P1"/>
      <text:p text:style-name="P8"><text:span text:style-name="T11">9-</text:span>Reverse string </text:p>
      <text:p text:style-name="P1">#!/usr/bin/perl</text:p>
      <text:p text:style-name="P1">use strict; <text:s/></text:p>
      <text:p text:style-name="P1">use warnings; </text:p>
      <text:p text:style-name="P1">my $str=" Interview";</text:p>
      <text:p text:style-name="P1">my @arr=split (" ", $str);</text:p>
      <text:p text:style-name="P1">for (my $i=scalar @arr; $i&gt;=0; $i--){</text:p>
      <text:p text:style-name="P1"><text:tab/>print $arr[$i]. " " ;<text:tab/></text:p>
      <text:p text:style-name="P1">}</text:p>
      <text:p text:style-name="P1"/>
      <text:p text:style-name="P1"/>
      <text:p text:style-name="P8"><text:span text:style-name="T11">10-</text:span>Multi Dimensional Array ([1,3],[2,6],[8,10],[15,18]) --&gt; convert the overlapping arrays into single. output Array ([1,<text:span text:style-name="T40">3,2,</text:span>6,8,10,15,18])</text:p>
      <text:p text:style-name="P1"><text:bookmark-start text:name="__DdeLink__615_1641353992"/>#!/usr/bin/perl</text:p>
      <text:p text:style-name="P1">use strict; <text:s/></text:p>
      <text:p text:style-name="P1">use warnings; </text:p>
      <text:p text:style-name="P1">use Data::Dumper;</text:p>
      <text:p text:style-name="P1">my @items = ([1,3],[2,6],[8,10],[15,18]);</text:p>
      <text:p text:style-name="P1">my $size=@items;</text:p>
      <text:p text:style-name="P1">my @collect;</text:p>
      <text:p text:style-name="P1">for (my $i=0; $i&lt;=$size; $i++){</text:p>
      <text:p text:style-name="P1"><text:tab/>for (my $j=0; $j&lt;=1; $j++){</text:p>
      <text:p text:style-name="P1"><text:tab/><text:tab/>push(@collect,$items[$i][$j]);</text:p>
      <text:p text:style-name="P1"><text:tab/>}</text:p>
      <text:p text:style-name="P1">}</text:p>
      <text:p text:style-name="P1">print "@collect ";<text:bookmark-end text:name="__DdeLink__615_1641353992"/></text:p>
      <text:p text:style-name="P1"/>
      <text:p text:style-name="P1"/>
      <text:p text:style-name="P1"/>
      <text:p text:style-name="P8"/>
      <text:p text:style-name="P8"><text:soft-page-break/><text:span text:style-name="T11">11-</text:span>Counting Occurrence of elements</text:p>
      <text:p text:style-name="P1">#!/usr/bin/perl</text:p>
      <text:p text:style-name="P1">use strict;</text:p>
      <text:p text:style-name="P1"># use warnings;</text:p>
      <text:p text:style-name="P1">my $str="Mohini has joined bebo bebo mohini";</text:p>
      <text:p text:style-name="P1">my $lcase=lc($str);</text:p>
      <text:p text:style-name="P1">my @arr=split(" ", $lcase);</text:p>
      <text:p text:style-name="P1">for (my $i=0; $i&lt;=scalar @arr; $i++){</text:p>
      <text:p text:style-name="P1"><text:tab/>my $count=1;</text:p>
      <text:p text:style-name="P1"><text:tab/>for (my $j=$i+1; $j&lt;=scalar @arr; $j++){</text:p>
      <text:p text:style-name="P1"><text:tab/><text:tab/>if ($arr[$i] eq $arr[$j]){</text:p>
      <text:p text:style-name="P1"><text:tab/><text:tab/><text:tab/>$count++;</text:p>
      <text:p text:style-name="P1"><text:tab/><text:tab/><text:tab/>print "$arr[$i] $count \n";</text:p>
      <text:p text:style-name="P1"><text:tab/><text:tab/>}<text:tab/></text:p>
      <text:p text:style-name="P1"><text:tab/>}</text:p>
      <text:p text:style-name="P1">}</text:p>
      <text:p text:style-name="P1"/>
      <text:p text:style-name="P1"/>
      <text:p text:style-name="P8"><text:span text:style-name="T11">12-</text:span>Copying File</text:p>
      <text:p text:style-name="P1">#!/usr/bin/perl</text:p>
      <text:p text:style-name="P1">use strict;</text:p>
      <text:p text:style-name="P1">use warnings;</text:p>
      <text:p text:style-name="P1">open(fh,'&lt; news.txt.txt') or die "file is not opening $!";</text:p>
      <text:p text:style-name="P1">open(fh1,'&gt; copy.txt') or die "file is not opening $!";</text:p>
      <text:p text:style-name="P1">while (&lt;fh&gt;){</text:p>
      <text:p text:style-name="P1"><text:tab/>print fh1 $_;</text:p>
      <text:p text:style-name="P1">}</text:p>
      <text:p text:style-name="P6">close fh;</text:p>
      <text:p text:style-name="P6">close fh1;</text:p>
      <text:p text:style-name="P1"/>
      <text:p text:style-name="P1"/>
      <text:p text:style-name="P1"/>
      <text:p text:style-name="P1"><text:soft-page-break/></text:p>
      <text:p text:style-name="P35"><text:span text:style-name="T11">13-</text:span>Armstrong program</text:p>
      <text:p text:style-name="P1">#!/usr/bin/perl</text:p>
      <text:p text:style-name="P1">use strict; <text:s/></text:p>
      <text:p text:style-name="P1">use warnings;</text:p>
      <text:p text:style-name="P1">my $n=143;</text:p>
      <text:p text:style-name="P1">my $m=$n;</text:p>
      <text:p text:style-name="P1">my $sum=0;</text:p>
      <text:p text:style-name="P1">while($n&gt;0){</text:p>
      <text:p text:style-name="P1"><text:tab/>my $r=$n%10;</text:p>
      <text:p text:style-name="P1"><text:tab/>$sum=$sum+($r**3);</text:p>
      <text:p text:style-name="P1"><text:tab/>$n/=10;</text:p>
      <text:p text:style-name="P1"><text:tab/><text:tab/></text:p>
      <text:p text:style-name="P1">}</text:p>
      <text:p text:style-name="P1">($sum == $m)? print "$sum is an Armstrong" : print "$sum is not an Armstrong";</text:p>
      <text:p text:style-name="P1"/>
      <text:p text:style-name="P1"/>
      <text:p text:style-name="P8"><text:span text:style-name="T11">14-</text:span>unique element in an array</text:p>
      <text:p text:style-name="P1">#!/usr/bin/perl</text:p>
      <text:p text:style-name="P1">use strict; <text:s/></text:p>
      <text:p text:style-name="P1">use warnings;</text:p>
      <text:p text:style-name="P1">use List::Util qw(uniq);</text:p>
      <text:p text:style-name="P1">my @arr=uniq(1,3,3,5,5,9,9,9,2,0,5);</text:p>
      <text:p text:style-name="P1">print @arr;</text:p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span text:style-name="T11">15-</text:span>Appending in file</text:p>
      <text:p text:style-name="P1">#!/usr/bin/perl</text:p>
      <text:p text:style-name="P1">use strict;</text:p>
      <text:p text:style-name="P1">use warnings;</text:p>
      <text:p text:style-name="P1">open(file,"&gt;&gt;",' write.txt') or die "file is not opening $!";</text:p>
      <text:p text:style-name="P1">print file "this is first line";</text:p>
      <text:p text:style-name="P1">print file;</text:p>
      <text:p text:style-name="P1"/>
      <text:p text:style-name="P17"><text:span text:style-name="T11">16-</text:span>Validating email</text:p>
      <text:p text:style-name="P1">#!/usr/bin/perl</text:p>
      <text:p text:style-name="P1"># use strict;</text:p>
      <text:p text:style-name="P1"># use warnings;</text:p>
      <text:p text:style-name="P1"><text:span text:style-name="T7">my </text:span>$string = 'XYZ@yahoo.com';</text:p>
      <text:p text:style-name="P1">($string =~m/^[a-z0-9A-Z][A-Za-z0-9.]+[A-Za-z0-9]\@[A-Za-z0-9.-]+$/)? print "Valid" : print "Not Valid";</text:p>
      <text:p text:style-name="P1"/>
      <text:p text:style-name="P1"/>
      <text:p text:style-name="P8"><text:span text:style-name="T11">17-</text:span><text:span text:style-name="T8">S</text:span>ort Hash by values</text:p>
      <text:p text:style-name="P1">#!/usr/bin/perl</text:p>
      <text:p text:style-name="P1">use strict;</text:p>
      <text:p text:style-name="P1">use warnings;</text:p>
      <text:p text:style-name="P1">use Data::Dumper;</text:p>
      <text:p text:style-name="P1">my %hash=("Ashu"=&gt;24, "Akash"=&gt;23, "Shreya"=&gt;22, "Aks"=&gt;21);</text:p>
      <text:p text:style-name="P1">my @value=sort values %hash;</text:p>
      <text:p text:style-name="P1">print Dumper @value;</text:p>
      <text:p text:style-name="P1"/>
      <text:p text:style-name="P1"/>
      <text:p text:style-name="P1"/>
      <text:p text:style-name="P1"/>
      <text:p text:style-name="P1"/>
      <text:p text:style-name="P1"/>
      <text:p text:style-name="P18"><text:soft-page-break/></text:p>
      <text:p text:style-name="P18"/>
      <text:p text:style-name="P18"><text:span text:style-name="T11">18-</text:span>Exist <text:span text:style-name="T9">function</text:span> <text:span text:style-name="T10">over</text:span> hash</text:p>
      <text:p text:style-name="P1">#!/usr/bin/perl</text:p>
      <text:p text:style-name="P1">use strict;</text:p>
      <text:p text:style-name="P1">use warnings;</text:p>
      <text:p text:style-name="P1">my %hash=("Ashu"=&gt;24, "Akash"=&gt;23, "Shreya"=&gt;22, "Aks"=&gt;21);</text:p>
      <text:p text:style-name="P1">(exists($hash{"mohini"})) ? print "Key is present" :print "key is not present"; </text:p>
      <text:p text:style-name="P1"/>
      <text:p text:style-name="P19"><text:span text:style-name="T11">19-</text:span> Extracting <text:s/>numbers from an array</text:p>
      <text:p text:style-name="P1">#!/usr/bin/perl</text:p>
      <text:p text:style-name="P1">use strict;</text:p>
      <text:p text:style-name="P1">use warnings;</text:p>
      <text:p text:style-name="P1">my @arr=("book" ,1,2,4,7, "cup", "mic");</text:p>
      <text:p text:style-name="P1">my @new=grep(/\d/,@arr);</text:p>
      <text:p text:style-name="P1">print @new;</text:p>
      <text:p text:style-name="P1"/>
      <text:p text:style-name="P8"><text:span text:style-name="T11">20-</text:span>String in which text is to be replaced</text:p>
      <text:p text:style-name="P1">#!/usr/bin/perl</text:p>
      <text:p text:style-name="P1">use strict;</text:p>
      <text:p text:style-name="P1">use warnings;</text:p>
      <text:p text:style-name="P1">my $str= "hello!! how are you harry";</text:p>
      <text:p text:style-name="P1">$str=~s/harry/garry/;</text:p>
      <text:p text:style-name="P1">print $str;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03"><text:soft-page-break/></text:p>
      <text:p text:style-name="P104"><text:s text:c="34"/>Assignment-3</text:p>
      <text:p text:style-name="P105"/>
      <text:p text:style-name="P105"/>
      <text:p text:style-name="P10"><text:span text:style-name="T12">21-</text:span>Removing given character from a string</text:p>
      <text:p text:style-name="P10"/>
      <text:p text:style-name="P55">#!/usr/bin/perl</text:p>
      <text:p text:style-name="P55">use strict;</text:p>
      <text:p text:style-name="P55">use warnings;</text:p>
      <text:p text:style-name="P55">my $str= "song soap sip";</text:p>
      <text:p text:style-name="P55">my @arr=split ("", $str);</text:p>
      <text:p text:style-name="P55">my $size=@arr;</text:p>
      <text:p text:style-name="P55">for (my $i=0; $i&lt;$size; $i++){</text:p>
      <text:p text:style-name="P55"><text:tab/>if($arr[$i] ne "s" ){</text:p>
      <text:p text:style-name="P55"><text:tab/><text:tab/>for (my $j=$i; $j&lt;$i+1; $j++){<text:tab/><text:tab/><text:tab/></text:p>
      <text:p text:style-name="P105"><text:span text:style-name="T13"><text:tab/><text:tab/><text:tab/>print $arr[$j];<text:tab/></text:span><text:tab/><text:tab/></text:p>
      <text:p text:style-name="P105"><text:tab/><text:tab/>}<text:tab/><text:tab/><text:tab/></text:p>
      <text:p text:style-name="P105"><text:tab/>}<text:tab/></text:p>
      <text:p text:style-name="P105">}</text:p>
      <text:p text:style-name="P1"/>
      <text:p text:style-name="P8"><text:span text:style-name="T12">22-</text:span>Convert hash to JSON format by using JSON module</text:p>
      <text:p text:style-name="P8"/>
      <text:p text:style-name="P54">#!/usr/bin/perl</text:p>
      <text:p text:style-name="P54">use strict;</text:p>
      <text:p text:style-name="P54">use warnings;</text:p>
      <text:p text:style-name="P54">use JSON;</text:p>
      <text:p text:style-name="P54">use Data::Dumper;</text:p>
      <text:p text:style-name="P56">my %hash=("Name"=&gt;{"Fname"=&gt;"Mohini","Lname"=&gt;"Gupta"},</text:p>
      <text:p text:style-name="P56">"Address"=&gt;{"Region"=&gt;{"State"=&gt;"Punjab","City"=&gt;"Mohali"}});</text:p>
      <text:p text:style-name="P54">my $json = encode_json \%hash;</text:p>
      <text:p text:style-name="P54">print "$json\n";</text:p>
      <text:p text:style-name="P54">my @text=decode_json($json);</text:p>
      <text:p text:style-name="P54">print Dumper @text;</text:p>
      <text:p text:style-name="P54"><text:soft-page-break/></text:p>
      <text:p text:style-name="P8"><text:span text:style-name="T12">23-</text:span>Read next character from the file</text:p>
      <text:p text:style-name="P8"/>
      <text:p text:style-name="P54">#!/usr/bin/perl</text:p>
      <text:p text:style-name="P54">use strict;</text:p>
      <text:p text:style-name="P54">use warnings;</text:p>
      <text:p text:style-name="P54">open('fh','&lt;','news.txt.txt') or die "file not found $!";</text:p>
      <text:p text:style-name="P54">my $get=getc(fh);</text:p>
      <text:p text:style-name="P54">print "this is first character of file : $get \n";</text:p>
      <text:p text:style-name="P54">while(&lt;fh&gt;){</text:p>
      <text:p text:style-name="P54"><text:tab/>print "$_ \n";</text:p>
      <text:p text:style-name="P54">}</text:p>
      <text:p text:style-name="P54">close (fh);</text:p>
      <text:p text:style-name="P54"/>
      <text:p text:style-name="P54"/>
      <text:p text:style-name="P8"/>
      <text:p text:style-name="P8"/>
      <text:p text:style-name="P8"><text:span text:style-name="T12">24-</text:span>Searching pattern in a file</text:p>
      <text:p text:style-name="P8"/>
      <text:p text:style-name="P54">#!/usr/bin/perl</text:p>
      <text:p text:style-name="P54">use strict;</text:p>
      <text:p text:style-name="P54">use warnings;</text:p>
      <text:p text:style-name="P54">open(fh,'&lt;','news.txt.txt') or die "File not found -$!";</text:p>
      <text:p text:style-name="P54">while (my $file=&lt;fh&gt;){</text:p>
      <text:p text:style-name="P54"><text:tab/>if($file=~m/(t..s)/){ </text:p>
      <text:p text:style-name="P54"><text:tab/>print "match is found $1\n";</text:p>
      <text:p text:style-name="P54"><text:tab/>}</text:p>
      <text:p text:style-name="P54">}</text:p>
      <text:p text:style-name="P54"/>
      <text:p text:style-name="P11"/>
      <text:p text:style-name="P11"/>
      <text:p text:style-name="P11"/>
      <text:p text:style-name="P11"><text:soft-page-break/><text:span text:style-name="T12">25-</text:span>Most repeated element from an array</text:p>
      <text:p text:style-name="P11"><text:s/></text:p>
      <text:p text:style-name="P54">#!/usr/bin/perl</text:p>
      <text:p text:style-name="P54">use strict;</text:p>
      <text:p text:style-name="P54">use warnings;</text:p>
      <text:p text:style-name="P54">my @arr=(1,3,2,3,1,2,4,3);</text:p>
      <text:p text:style-name="P54">my $length=@arr;</text:p>
      <text:p text:style-name="P54">my $count=0;</text:p>
      <text:p text:style-name="P54">my $max=0;</text:p>
      <text:p text:style-name="P54">my $rep=0;</text:p>
      <text:p text:style-name="P54">my $temp=0;</text:p>
      <text:p text:style-name="P54">for (my $i=0; $i&lt;$length; $i++){</text:p>
      <text:p text:style-name="P54"><text:tab/>$temp=$arr[$i];</text:p>
      <text:p text:style-name="P54"><text:tab/>$count=1;</text:p>
      <text:p text:style-name="P54"><text:tab/>for(my $j=0; $j&lt;$length; $j++){</text:p>
      <text:p text:style-name="P54"><text:tab/><text:tab/>if($arr[$j]==$temp){</text:p>
      <text:p text:style-name="P54"><text:tab/><text:tab/><text:tab/>$count++;</text:p>
      <text:p text:style-name="P54"><text:tab/><text:tab/>}</text:p>
      <text:p text:style-name="P54"><text:tab/>}</text:p>
      <text:p text:style-name="P54"><text:tab/>if($max&lt;$count){</text:p>
      <text:p text:style-name="P54"><text:tab/><text:tab/>$max=$count;</text:p>
      <text:p text:style-name="P54"><text:tab/><text:tab/>$rep=$arr[$i];</text:p>
      <text:p text:style-name="P54"><text:tab/>}</text:p>
      <text:p text:style-name="P54">}</text:p>
      <text:p text:style-name="P54">print "Most repeated element is $rep";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8"><text:soft-page-break/><text:span text:style-name="T12">26- </text:span><text:span text:style-name="T43">Read</text:span> data from Api</text:p>
      <text:p text:style-name="P54">#!/usr/bin/perl</text:p>
      <text:p text:style-name="P54">use strict;</text:p>
      <text:p text:style-name="P54">use warnings;</text:p>
      <text:p text:style-name="P54">use REST::Client;</text:p>
      <text:p text:style-name="P54">use Data::Dumper;</text:p>
      <text:p text:style-name="P54">my $client = REST::Client-&gt;new();</text:p>
      <text:p text:style-name="P54">my $jsonData = $client-&gt;GET('https://dummy.restapiexample.com/api/v1/employees/1');</text:p>
      <text:p text:style-name="P54">print Dumper $jsonData;</text:p>
      <text:p text:style-name="P54"/>
      <text:p text:style-name="P54"/>
      <text:p text:style-name="P54"/>
      <text:p text:style-name="P8"><text:span text:style-name="T12">27-</text:span> Finding current Date and Time</text:p>
      <text:p text:style-name="P54">#!/usr/bin/perl</text:p>
      <text:p text:style-name="P54">use strict;</text:p>
      <text:p text:style-name="P54">use warnings;</text:p>
      <text:p text:style-name="P54">use DateTime;</text:p>
      <text:p text:style-name="P54">my $datetime = localtime(); <text:s/></text:p>
      <text:p text:style-name="P54">print "Local Time of the System : $datetime\n"; </text:p>
      <text:p text:style-name="P54">my $datestring = gmtime();</text:p>
      <text:p text:style-name="P54">print "Date and time in GMT: $datestring\n";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9"/>
      <text:p text:style-name="P9"/>
      <text:p text:style-name="P9"><text:soft-page-break/><text:span text:style-name="T12">28-</text:span> Accessing and replacing nested hash values</text:p>
      <text:p text:style-name="P54">#!/usr/bin/perl</text:p>
      <text:p text:style-name="P54">use strict;</text:p>
      <text:p text:style-name="P54">use warnings;</text:p>
      <text:p text:style-name="P56"><text:span text:style-name="T12">my </text:span>%hash=("Name"=&gt;{"Fname"=&gt;"Mohini","Lname"=&gt;"Gupta"},</text:p>
      <text:p text:style-name="P56">"Address"=&gt;{"Region"=&gt;{"State"=&gt;"Punjab","City"=&gt;"Mohali"}});</text:p>
      <text:p text:style-name="P54">$hash{"Address"}{"Region"}{"City"}="zirakpur";</text:p>
      <text:p text:style-name="P54">print $hash{"Address"}{"Region"}{"City"};</text:p>
      <text:p text:style-name="P54"/>
      <text:p text:style-name="P54"/>
      <text:p text:style-name="P8"><text:span text:style-name="T12">29-</text:span> Sending Email by using MIME::LITE</text:p>
      <text:p text:style-name="P54">#!/usr/bin/perl</text:p>
      <text:p text:style-name="P54">use strict;</text:p>
      <text:p text:style-name="P54">use warnings;</text:p>
      <text:p text:style-name="P54">use MIME::Lite;</text:p>
      <text:p text:style-name="P54">MIME::Lite-&gt;send ("smtp", "smtp.qasource.com"); </text:p>
      <text:p text:style-name="P54">my $to = 'mohini@qasource.com';</text:p>
      <text:p text:style-name="P54">my $from = 'mohini@qasource.com';</text:p>
      <text:p text:style-name="P54">my $subject = 'Test Email';</text:p>
      <text:p text:style-name="P54">my $message = 'This is test email sent by Perl Script';</text:p>
      <text:p text:style-name="P54">my $msg = MIME::Lite-&gt;new(</text:p>
      <text:p text:style-name="P54"><text:s text:c="17"/>From <text:s text:c="4"/>=&gt; $from,</text:p>
      <text:p text:style-name="P54"><text:s text:c="17"/>To <text:s text:c="6"/>=&gt; $to,</text:p>
      <text:p text:style-name="P54"><text:s text:c="17"/>Subject <text:s/>=&gt; $subject,</text:p>
      <text:p text:style-name="P54"><text:s text:c="17"/>Data <text:s text:c="4"/>=&gt; $message<text:span text:style-name="T24">)</text:span></text:p>
      <text:p text:style-name="P54"><text:s text:c="17"/>or die "error in sending $!"; <text:s text:c="2"/><text:tab/><text:tab/><text:tab/> </text:p>
      <text:p text:style-name="P54"><text:tab/><text:tab/><text:tab/><text:tab/> </text:p>
      <text:p text:style-name="P54">$msg-&gt;send();</text:p>
      <text:p text:style-name="P54">print "Email Sent Successfully\n";</text:p>
      <text:p text:style-name="P54"/>
      <text:p text:style-name="P54"/>
      <text:p text:style-name="P54"/>
      <text:p text:style-name="P8"><text:soft-page-break/><text:span text:style-name="T12">30-</text:span>Extract elements not started with the matching character</text:p>
      <text:p text:style-name="P54">#!/usr/bin/perl</text:p>
      <text:p text:style-name="P54">use strict;</text:p>
      <text:p text:style-name="P54">use warnings;</text:p>
      <text:p text:style-name="P54">use Data::Dumper;</text:p>
      <text:p text:style-name="P54">my @arr = ('Ram', 'Ash', 'Raghav', 'Ritu', 'Keshav', 'Aks');</text:p>
      <text:p text:style-name="P54">my @names= grep(!/^R/,@arr);</text:p>
      <text:p text:style-name="P54">print Dumper sort @names;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text:s text:c="37"/><text:span text:style-name="T25"><text:s/></text:span><text:span text:style-name="T27">Assignment-4</text:span></text:p>
      <text:p text:style-name="P24"/>
      <text:p text:style-name="P57"><text:span text:style-name="T25">31-Accessing </text:span><text:span text:style-name="T28">list</text:span><text:span text:style-name="T25"> of arguments </text:span></text:p>
      <text:p text:style-name="P25"/>
      <text:p text:style-name="P57">#!/usr/bin/perl</text:p>
      <text:p text:style-name="P57">use strict;</text:p>
      <text:p text:style-name="P57">use warnings;</text:p>
      <text:p text:style-name="P57">use 5.010;</text:p>
      <text:p text:style-name="P57">sub add{</text:p>
      <text:p text:style-name="P57"><text:tab/>my ($num1,$num2)=@_;</text:p>
      <text:p text:style-name="P57"><text:tab/>my $sum=$_[0]+$_[1];</text:p>
      <text:p text:style-name="P57"><text:tab/>say "Sum of two numbers is $sum";</text:p>
      <text:p text:style-name="P57"><text:tab/>say "List of arguments-";</text:p>
      <text:p text:style-name="P57"><text:tab/>foreach (@_){</text:p>
      <text:p text:style-name="P57"><text:tab/><text:tab/>say $_;</text:p>
      <text:p text:style-name="P57"><text:tab/>}<text:tab/><text:tab/></text:p>
      <text:p text:style-name="P57">}</text:p>
      <text:p text:style-name="P57">add(2,5,3,4,5,1,3,2,6);</text:p>
      <text:p text:style-name="P57"/>
      <text:p text:style-name="P13"><text:span text:style-name="T41">3</text:span><text:span text:style-name="T42">2</text:span><text:span text:style-name="T41">- Square of numbers upto 10 by using loop control</text:span></text:p>
      <text:p text:style-name="P13"/>
      <text:p text:style-name="P59"><text:span text:style-name="T45">#</text:span>!/usr/bin/perl</text:p>
      <text:p text:style-name="P59">use strict;</text:p>
      <text:p text:style-name="P59">use warnings;</text:p>
      <text:p text:style-name="P59">use 5.010;</text:p>
      <text:p text:style-name="P59">my @arr=(2..15);</text:p>
      <text:p text:style-name="P59">for (my $i=0; $i&lt;=scalar @arr; $i++ ){</text:p>
      <text:p text:style-name="P59"><text:tab/>if($arr[$i]==10){</text:p>
      <text:p text:style-name="P59"><text:tab/><text:tab/>last;</text:p>
      <text:p text:style-name="P59"><text:tab/>}</text:p>
      <text:p text:style-name="P59"><text:tab/>say $arr[$i]**2;</text:p>
      <text:p text:style-name="P59"><text:tab/>}</text:p>
      <text:p text:style-name="P21"><text:soft-page-break/>3<text:span text:style-name="T42">3</text:span>- Searching given pattern by using given-when</text:p>
      <text:p text:style-name="P21"/>
      <text:p text:style-name="P58"><text:span text:style-name="T44">#</text:span>!/usr/bin/perl</text:p>
      <text:p text:style-name="P58">use strict;</text:p>
      <text:p text:style-name="P58">use warnings;</text:p>
      <text:p text:style-name="P58">my $str="Hello World!!";</text:p>
      <text:p text:style-name="P58">given ($str){</text:p>
      <text:p text:style-name="P58"><text:tab/>when($str=~m/^[0-9]/){</text:p>
      <text:p text:style-name="P58"><text:tab/><text:tab/>print "First case $str";</text:p>
      <text:p text:style-name="P58"><text:tab/>}</text:p>
      <text:p text:style-name="P58"><text:tab/>when($str=~m/^[a-z]/){</text:p>
      <text:p text:style-name="P58"><text:tab/><text:tab/>print " second case $str";</text:p>
      <text:p text:style-name="P58"><text:tab/>}</text:p>
      <text:p text:style-name="P58"><text:tab/>when($str=~m/^[0-9A-Z]/){</text:p>
      <text:p text:style-name="P58"><text:tab/><text:tab/>print "Third case $str";</text:p>
      <text:p text:style-name="P58"><text:tab/>}</text:p>
      <text:p text:style-name="P58"><text:tab/></text:p>
      <text:p text:style-name="P58">}</text:p>
      <text:p text:style-name="P12"/>
      <text:p text:style-name="P58"/>
      <text:p text:style-name="P58"><text:s text:c="2"/></text:p>
      <text:p text:style-name="P5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34-Get the total number and path of modules</text:p>
      <text:p text:style-name="P21"/>
      <text:p text:style-name="P58">#!/usr/bin/perl</text:p>
      <text:p text:style-name="P58">use strict;</text:p>
      <text:p text:style-name="P58">use warnings;</text:p>
      <text:p text:style-name="P58">use lib 'C:\Strawberry\perl\lib/Calc.pm';</text:p>
      <text:p text:style-name="P58">use Calc qw(add sub);</text:p>
      <text:p text:style-name="P58">use Data::Dumper;</text:p>
      <text:p text:style-name="P58">print Dumper @INC;</text:p>
      <text:p text:style-name="P58">Calc::add(8,4);</text:p>
      <text:p text:style-name="P58">my $length=@INC;</text:p>
      <text:p text:style-name="P58">print "\nThe Calc Module path is $INC[0]\n";</text:p>
      <text:p text:style-name="P58">print "Total Number of Modules used in this file is: $length";</text:p>
      <text:p text:style-name="P58"/>
      <text:p text:style-name="P58"/>
      <text:p text:style-name="P21">35-Odd number upto 50 by using next</text:p>
      <text:p text:style-name="P21"/>
      <text:p text:style-name="P58">#!/usr/bin/perl</text:p>
      <text:p text:style-name="P58">use strict;</text:p>
      <text:p text:style-name="P58">use warnings;</text:p>
      <text:p text:style-name="P58">use 5.010;</text:p>
      <text:p text:style-name="P58">for (my $i=1; $i&lt;=50; $i++){</text:p>
      <text:p text:style-name="P58"><text:tab/>if($i%2==0){</text:p>
      <text:p text:style-name="P58"><text:tab/><text:tab/>next;<text:tab/><text:tab/></text:p>
      <text:p text:style-name="P58"><text:tab/>}</text:p>
      <text:p text:style-name="P58"><text:tab/>say $i;</text:p>
      <text:p text:style-name="P58">}</text:p>
      <text:p text:style-name="P58"/>
      <text:p text:style-name="P58"/>
      <text:p text:style-name="P58"/>
      <text:p text:style-name="P58"/>
      <text:p text:style-name="P21"/>
      <text:p text:style-name="P21"><text:soft-page-break/>36-Print Table by using redo</text:p>
      <text:p text:style-name="P58">#!/usr/bin/perl</text:p>
      <text:p text:style-name="P58">use strict;</text:p>
      <text:p text:style-name="P58">use warnings;</text:p>
      <text:p text:style-name="P58">use 5.010;</text:p>
      <text:p text:style-name="P58">my $i=1;</text:p>
      <text:p text:style-name="P58">while($i&lt;10){</text:p>
      <text:p text:style-name="P58"><text:tab/>my $res=2*$i;</text:p>
      <text:p text:style-name="P58"><text:tab/>say "2 x $i = $res";</text:p>
      <text:p text:style-name="P58"><text:tab/>$i++;</text:p>
      <text:p text:style-name="P58"><text:tab/>if($i==10){</text:p>
      <text:p text:style-name="P58"><text:tab/><text:tab/>redo;</text:p>
      <text:p text:style-name="P58"><text:tab/>}<text:tab/></text:p>
      <text:p text:style-name="P58">}</text:p>
      <text:p text:style-name="P58"/>
      <text:p text:style-name="P58"/>
      <text:p text:style-name="P21">37- Tell function in file handling</text:p>
      <text:p text:style-name="P58">#!/usr/bin/perl</text:p>
      <text:p text:style-name="P58">use strict;</text:p>
      <text:p text:style-name="P58">use warnings;</text:p>
      <text:p text:style-name="P58">open(FH, "news.txt.txt");</text:p>
      <text:p text:style-name="P58">while(&lt;FH&gt;)</text:p>
      <text:p text:style-name="P58">{</text:p>
      <text:p text:style-name="P58"><text:tab/>$a=tell FH;</text:p>
      <text:p text:style-name="P58"><text:tab/>print "$a\n";</text:p>
      <text:p text:style-name="P58">}</text:p>
      <text:p text:style-name="P58"/>
      <text:p text:style-name="P58"/>
      <text:p text:style-name="P58"/>
      <text:p text:style-name="P58"/>
      <text:p text:style-name="P58"/>
      <text:p text:style-name="P21"/>
      <text:p text:style-name="P21"><text:soft-page-break/>38- Check Even Odd <text:s/>with goto</text:p>
      <text:p text:style-name="P21"/>
      <text:p text:style-name="P58">#!/usr/bin/perl</text:p>
      <text:p text:style-name="P58">use strict;</text:p>
      <text:p text:style-name="P58">use warnings;</text:p>
      <text:p text:style-name="P58">use 5.010;</text:p>
      <text:p text:style-name="P58">for (my $i=1; $i&lt;20; $i++){</text:p>
      <text:p text:style-name="P58"><text:tab/>if($i%2==0){</text:p>
      <text:p text:style-name="P58"><text:tab/><text:tab/>say "$i is even";</text:p>
      <text:p text:style-name="P58"><text:tab/>}</text:p>
      <text:p text:style-name="P58"><text:tab/>elsif($i%5==0){</text:p>
      <text:p text:style-name="P58"><text:tab/><text:tab/>say "$i is divisible by 5";</text:p>
      <text:p text:style-name="P58"><text:tab/><text:tab/>goto END;</text:p>
      <text:p text:style-name="P58"><text:tab/>}</text:p>
      <text:p text:style-name="P58"><text:tab/>else{</text:p>
      <text:p text:style-name="P58"><text:tab/><text:tab/>say "$i is odd";</text:p>
      <text:p text:style-name="P58"><text:tab/>}<text:tab/></text:p>
      <text:p text:style-name="P58">}</text:p>
      <text:p text:style-name="P58">END:</text:p>
      <text:p text:style-name="P58"><text:tab/>{</text:p>
      <text:p text:style-name="P58"><text:tab/><text:tab/>say "End the block";</text:p>
      <text:p text:style-name="P58"><text:tab/><text:tab/></text:p>
      <text:p text:style-name="P58"><text:tab/>}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21">39- Derefrencing Array and Hash</text:p>
      <text:p text:style-name="P58"/>
      <text:p text:style-name="P58"><text:s/>#!/usr/bin/perl</text:p>
      <text:p text:style-name="P58">use strict;</text:p>
      <text:p text:style-name="P58">use warnings;</text:p>
      <text:p text:style-name="P58">use 5.010;</text:p>
      <text:p text:style-name="P58">use Data::Dumper;</text:p>
      <text:p text:style-name="P58">my @arr=(5,{"Name"=&gt;{"Fname"=&gt;"Mohini", "Lname"=&gt;"Gupta"}},["a".."f"]);</text:p>
      <text:p text:style-name="P58">my $arrRef=\@arr;</text:p>
      <text:p text:style-name="P60">my %hash=("College"=&gt;{"CGC"=&gt;{"Course"=&gt;{"MCA"=&gt;{"Branch"=&gt;</text:p>
      <text:p text:style-name="P60">{"CEC"=&gt;{"Section"=&gt;'A'}}}}}}, "Group"=&gt;['A','B','C']);</text:p>
      <text:p text:style-name="P58">my $hashRef=\%hash;</text:p>
      <text:p text:style-name="P58">say ref $hashRef;</text:p>
      <text:p text:style-name="P58">say ref $arrRef;</text:p>
      <text:p text:style-name="P58">say Dumper %$hashRef;</text:p>
      <text:p text:style-name="P58">say Dumper @$arrRef;</text:p>
      <text:p text:style-name="P58"/>
      <text:p text:style-name="P58"/>
      <text:p text:style-name="P23">40-Extract numbers and characters from an array separately</text:p>
      <text:p text:style-name="P23"/>
      <text:p text:style-name="P61">#!/usr/bin/perl</text:p>
      <text:p text:style-name="P61">use strict;</text:p>
      <text:p text:style-name="P61">use warnings;</text:p>
      <text:p text:style-name="P61">my @arr=(1,"Cup", "Door", "Tea", "Bag", 3,4,6,1,2);</text:p>
      <text:p text:style-name="P61">my @num=grep(/\d+/,@arr);</text:p>
      <text:p text:style-name="P61">my @char=grep(/[a-z]/,@arr);</text:p>
      <text:p text:style-name="P61">print "@num \n";</text:p>
      <text:p text:style-name="P61">print "@char ";</text:p>
      <text:p text:style-name="P58"/>
      <text:p text:style-name="P58"/>
      <text:p text:style-name="P58"><text:soft-page-break/><text:s text:c="38"/><text:span text:style-name="T29">Assignment-5</text:span></text:p>
      <text:p text:style-name="P58"/>
      <text:p text:style-name="P106"><text:span text:style-name="T17">41-</text:span><text:span text:style-name="T16">Reverse the words from the given string--</text:span></text:p>
      <text:p text:style-name="P29"><text:s text:c="5"/>Input string = 'my name is mohini';</text:p>
      <text:p text:style-name="P22"><text:s text:c="5"/>Output string = 'ym eman si inihom';</text:p>
      <text:p text:style-name="P27"/>
      <text:p text:style-name="P66">#!/usr/bin/perl</text:p>
      <text:p text:style-name="P66">use strict;</text:p>
      <text:p text:style-name="P66">use warnings;</text:p>
      <text:p text:style-name="P66">my $str1="my name is mohini ";</text:p>
      <text:p text:style-name="P66">my @arr=split(“ “,$str1);</text:p>
      <text:p text:style-name="P66">for (my $i=0; $i&lt;=scalar @arr; $i++){</text:p>
      <text:p text:style-name="P66"><text:tab/>my @str=split ("",$arr[$i]);</text:p>
      <text:p text:style-name="P66"><text:tab/>for (my $i=$#str; $i&gt;=0; $i--){</text:p>
      <text:p text:style-name="P66"><text:tab/><text:tab/>print "$str[$i]";<text:tab/><text:tab/><text:tab/></text:p>
      <text:p text:style-name="P66">}</text:p>
      <text:p text:style-name="P66">print " ";</text:p>
      <text:p text:style-name="P66">}</text:p>
      <text:p text:style-name="P30"/>
      <text:p text:style-name="P65"/>
      <text:p text:style-name="P28"/>
      <text:p text:style-name="P62"/>
      <text:p text:style-name="P26"><text:soft-page-break/>42-Print characters before and after matched string </text:p>
      <text:p text:style-name="P62">#!/usr/bin/perl</text:p>
      <text:p text:style-name="P62">use strict;</text:p>
      <text:p text:style-name="P62">use warnings;</text:p>
      <text:p text:style-name="P62">my $string = "The cat sat on the mat";</text:p>
      <text:p text:style-name="P62">$string =~m/sat/;</text:p>
      <text:p text:style-name="P62">print "Before: $`\n";</text:p>
      <text:p text:style-name="P62">print "Matched: $&amp;\n";</text:p>
      <text:p text:style-name="P62">print "After: $'\n";</text:p>
      <text:p text:style-name="P62"/>
      <text:p text:style-name="P26">43-Searching time in a string</text:p>
      <text:p text:style-name="P26"/>
      <text:p text:style-name="P62">#!/usr/bin/perl</text:p>
      <text:p text:style-name="P62">use strict;</text:p>
      <text:p text:style-name="P62">use warnings;</text:p>
      <text:p text:style-name="P62">my $str="Current time is 2:30:20";</text:p>
      <text:p text:style-name="P62">my ($hours, $minutes, $seconds) = ($str =~ m/(\d+):(\d+):(\d+)/);</text:p>
      <text:p text:style-name="P62">print "$hours:$minutes:$seconds";</text:p>
      <text:p text:style-name="P62"/>
      <text:p text:style-name="P62"><text:span text:style-name="T25">44-</text:span><text:span text:style-name="T30">Get details from </text:span><text:span text:style-name="T31">options</text:span></text:p>
      <text:p text:style-name="P62"/>
      <text:p text:style-name="P62">#!/usr/bin/perl</text:p>
      <text:p text:style-name="P62">use strict;</text:p>
      <text:p text:style-name="P62">use warnings;</text:p>
      <text:p text:style-name="P62">use Getopt::Long;</text:p>
      <text:p text:style-name="P62">my ($name, $year, $age);</text:p>
      <text:p text:style-name="P62">GetOptions(</text:p>
      <text:p text:style-name="P62"><text:tab/>'name=s'=&gt;\$name,</text:p>
      <text:p text:style-name="P62"><text:tab/>'year=i'=&gt;\$year,</text:p>
      <text:p text:style-name="P62"><text:tab/>'age=s'=&gt;\$age,</text:p>
      <text:p text:style-name="P62">)or die "Invalid options passed to $0\n";</text:p>
      <text:p text:style-name="P62">print "$name $year $age";</text:p>
      <text:p text:style-name="P26"><text:soft-page-break/>45-Sort<text:span text:style-name="T47">ing</text:span> <text:span text:style-name="T47">elements from an</text:span> array</text:p>
      <text:p text:style-name="P26"/>
      <text:p text:style-name="P62">#!/usr/bin/perl</text:p>
      <text:p text:style-name="P62">use strict;</text:p>
      <text:p text:style-name="P62">use warnings;</text:p>
      <text:p text:style-name="P62">my @num=(12,3,20,10,15,9);</text:p>
      <text:p text:style-name="P62">my @sorted=sort {$a&lt;=&gt;$b} @num;</text:p>
      <text:p text:style-name="P62">foreach (@sorted){</text:p>
      <text:p text:style-name="P62"><text:tab/>print "$_\n";</text:p>
      <text:p text:style-name="P62">}</text:p>
      <text:p text:style-name="P62"/>
      <text:p text:style-name="P62"/>
      <text:p text:style-name="P26">46-<text:span text:style-name="T47">Printing Environment variable</text:span></text:p>
      <text:p text:style-name="P26"/>
      <text:p text:style-name="P62">#!/usr/bin/perl</text:p>
      <text:p text:style-name="P62">use strict;</text:p>
      <text:p text:style-name="P62">use warnings;</text:p>
      <text:p text:style-name="P62">foreach(keys %ENV){</text:p>
      <text:p text:style-name="P62"><text:tab/>print $_, "::", $ENV{$_}, "\n";<text:tab/></text:p>
      <text:p text:style-name="P62">}</text:p>
      <text:p text:style-name="P62"/>
      <text:p text:style-name="P26">47-Product of min and max element of an array</text:p>
      <text:p text:style-name="P26"/>
      <text:p text:style-name="P62">#!/usr/bin/perl</text:p>
      <text:p text:style-name="P62">use strict;</text:p>
      <text:p text:style-name="P62">use warnings;</text:p>
      <text:p text:style-name="P62">use List::Util qw(product min max);</text:p>
      <text:p text:style-name="P62">my @arr=(21,23,5,8,3,9);</text:p>
      <text:p text:style-name="P62">my @num=(min(@arr),max(@arr));</text:p>
      <text:p text:style-name="P62">print "Product of min amd max element is:";</text:p>
      <text:p text:style-name="P62">print product(@num);</text:p>
      <text:p text:style-name="P26"/>
      <text:p text:style-name="P26"><text:soft-page-break/>48-Filter out small numbers</text:p>
      <text:p text:style-name="P62"/>
      <text:p text:style-name="P62">#!/usr/bin/perl</text:p>
      <text:p text:style-name="P62">use strict;</text:p>
      <text:p text:style-name="P62">use warnings;</text:p>
      <text:p text:style-name="P62">my @arr=(5,9,33,2,8);</text:p>
      <text:p text:style-name="P62">my @new=grep($_&gt;10,@arr);</text:p>
      <text:p text:style-name="P62">print "@new\n";</text:p>
      <text:p text:style-name="P62"/>
      <text:p text:style-name="P26">49- Finding element in the list</text:p>
      <text:p text:style-name="P26"/>
      <text:p text:style-name="P62">#!/usr/bin/perl</text:p>
      <text:p text:style-name="P63">use strict;</text:p>
      <text:p text:style-name="P63">use warnings;</text:p>
      <text:p text:style-name="P62">my @arr=("cat", "cup", "sip", "tea");</text:p>
      <text:p text:style-name="P62">my $str="cup";</text:p>
      <text:p text:style-name="P62">((grep($str eq $_),@arr) ? print "$str is present in the list": print "$str is not present in the list");</text:p>
      <text:p text:style-name="P62"/>
      <text:p text:style-name="P62"/>
      <text:p text:style-name="P26">50-<text:span text:style-name="T46">Eligible to vote or not</text:span></text:p>
      <text:p text:style-name="P62">#!/usr/bin/perl</text:p>
      <text:p text:style-name="P62">use strict;</text:p>
      <text:p text:style-name="P62">use warnings;</text:p>
      <text:p text:style-name="P62">my $age = 20;</text:p>
      <text:p text:style-name="P62">unless($a&gt;=18){</text:p>
      <text:p text:style-name="P62"><text:s text:c="3"/>print "Eligible to vote";<text:tab/> <text:s text:c="18"/></text:p>
      <text:p text:style-name="P62">}</text:p>
      <text:p text:style-name="P62">else {</text:p>
      <text:p text:style-name="P62"><text:tab/>print "Not Eligible to vote";</text:p>
      <text:p text:style-name="P62"><text:tab/>}</text:p>
      <text:p text:style-name="P58"/>
      <text:p text:style-name="P58"><text:soft-page-break/><text:s text:c="37"/><text:span text:style-name="T32">Assignment-6 </text:span></text:p>
      <text:p text:style-name="P58"/>
      <text:p text:style-name="P31">51-Reverse the words of the string</text:p>
      <text:p text:style-name="P67">#!/usr/bin/perl</text:p>
      <text:p text:style-name="P67">use strict;</text:p>
      <text:p text:style-name="P67">use warnings;</text:p>
      <text:p text:style-name="P67">my $str="my name is mohini";</text:p>
      <text:p text:style-name="P67">my @arr=split(" ",$str);</text:p>
      <text:p text:style-name="P67">for (my $i=$#arr; $i&gt;=0; $i--){</text:p>
      <text:p text:style-name="P67"><text:tab/>print $arr[$i]." ";<text:tab/></text:p>
      <text:p text:style-name="P67">}</text:p>
      <text:p text:style-name="P67"/>
      <text:p text:style-name="P31">52-Filter elements based on vowels and <text:span text:style-name="T48">consonant in a </text:span>string</text:p>
      <text:p text:style-name="P67">#!/usr/bin/perl</text:p>
      <text:p text:style-name="P67">use strict;</text:p>
      <text:p text:style-name="P67">use warnings;</text:p>
      <text:p text:style-name="P67">my @str=qw/my name is mohini/;</text:p>
      <text:p text:style-name="P67">my @vowel=grep(/^[aeiou]/,@str);</text:p>
      <text:p text:style-name="P67">my @cons=grep(!/^[aeiou]/,@str);</text:p>
      <text:p text:style-name="P67">print "@vowel\n";</text:p>
      <text:p text:style-name="P67">print "@cons ";</text:p>
      <text:p text:style-name="P67"/>
      <text:p text:style-name="P32">53-Replace string in a file</text:p>
      <text:p text:style-name="P69">#!/usr/bin/perl</text:p>
      <text:p text:style-name="P69">use strict;</text:p>
      <text:p text:style-name="P69">use warnings;</text:p>
      <text:p text:style-name="P69">open(in,'&lt; news.txt');</text:p>
      <text:p text:style-name="P69">open (out,'&gt; copy.txt');</text:p>
      <text:p text:style-name="P69">while (&lt;in&gt;){</text:p>
      <text:p text:style-name="P69"><text:tab/>$_=~ s/o/k/g;</text:p>
      <text:p text:style-name="P69"><text:tab/>print out $_;</text:p>
      <text:p text:style-name="P69">}</text:p>
      <text:p text:style-name="P31"><text:soft-page-break/>54-C<text:span text:style-name="T51">ounting the occurrence of</text:span> words array by splitting the string</text:p>
      <text:p text:style-name="P68">#!/usr/bin/perl</text:p>
      <text:p text:style-name="P68">use strict;</text:p>
      <text:p text:style-name="P68">use warnings;</text:p>
      <text:p text:style-name="P102"><text:bookmark-start text:name="__DdeLink__2915_3007421547"/>my $str=”america europe america sweden europe america ”;</text:p>
      <text:p text:style-name="P68">my @words= split (" ", $str);</text:p>
      <text:p text:style-name="P68">my %count;</text:p>
      <text:p text:style-name="P68">foreach my $word(@words){</text:p>
      <text:p text:style-name="P68"><text:tab/>$count{$word}++;</text:p>
      <text:p text:style-name="P68"><text:tab/>#print $count{$word}."\n";</text:p>
      <text:p text:style-name="P68">}</text:p>
      <text:p text:style-name="P68"><text:s/>foreach my $word (sort keys %count){</text:p>
      <text:p text:style-name="P68"><text:tab/>print $word, " ", $count{$word}, "\n";</text:p>
      <text:p text:style-name="P68"><text:s/>}<text:bookmark-end text:name="__DdeLink__2915_3007421547"/></text:p>
      <text:p text:style-name="P67"/>
      <text:p text:style-name="P32">55-Counting number of vowels and consonant in a string</text:p>
      <text:p text:style-name="P69">#!/usr/bin/perl</text:p>
      <text:p text:style-name="P69">use strict;</text:p>
      <text:p text:style-name="P69">use warnings;</text:p>
      <text:p text:style-name="P69">my $str="my name is mohini";</text:p>
      <text:p text:style-name="P69">my @arr=split("",$str);</text:p>
      <text:p text:style-name="P69">my @vowel=grep(/[aeiou]/,@arr);</text:p>
      <text:p text:style-name="P69">my @cons=grep(!/[aeiou]/,@arr);</text:p>
      <text:p text:style-name="P69">my $lvowel=@vowel;</text:p>
      <text:p text:style-name="P69">my $lcons=@cons;</text:p>
      <text:p text:style-name="P69">print "@vowel:$lvowel\n";</text:p>
      <text:p text:style-name="P69">print "@cons:$lcons";</text:p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31">56-Search string with substitutes</text:p>
      <text:p text:style-name="P67">#!/usr/bin/perl</text:p>
      <text:p text:style-name="P67">use strict;</text:p>
      <text:p text:style-name="P67">use warnings;</text:p>
      <text:p text:style-name="P67">my $str="good books cover 234";</text:p>
      <text:p text:style-name="P67">if ($str=~m/(cover) |(234)/){</text:p>
      <text:p text:style-name="P67"><text:tab/> print "match is found $1\n";<text:tab/><text:tab/></text:p>
      <text:p text:style-name="P67">}</text:p>
      <text:p text:style-name="P67"/>
      <text:p text:style-name="P31">57-Filter those elements that contains less than 8 characters.</text:p>
      <text:p text:style-name="P67">#!/usr/bin/perl</text:p>
      <text:p text:style-name="P67">use strict;</text:p>
      <text:p text:style-name="P67">use warnings;</text:p>
      <text:p text:style-name="P67">my @strs = qw(potatoes lemons apricots apples bananas ostriches flamingoes);</text:p>
      <text:p text:style-name="P67">my @arr=grep { length $_ &lt; 8 } @strs;</text:p>
      <text:p text:style-name="P67">for my $str (@arr) {</text:p>
      <text:p text:style-name="P67"><text:s text:c="8"/>print "$str\n";</text:p>
      <text:p text:style-name="P67"><text:s text:c="4"/>} </text:p>
      <text:p text:style-name="P67"/>
      <text:p text:style-name="P31">58-Find those strings that only end<text:span text:style-name="T86">s with</text:span> .html</text:p>
      <text:p text:style-name="P67">#!/usr/bin/perl</text:p>
      <text:p text:style-name="P67">use strict;</text:p>
      <text:p text:style-name="P67">use warnings;</text:p>
      <text:p text:style-name="P67"><text:bookmark-start text:name="__DdeLink__1973_2791147169"/>my @files = qw(index.html test.html test.txt Makefile home.html help.doc README.txt);</text:p>
      <text:p text:style-name="P72">my $count=0;</text:p>
      <text:p text:style-name="P67">my @html_files = grep { /\.html$/ } @files;</text:p>
      <text:p text:style-name="P67">for my $file (@html_files) {</text:p>
      <text:p text:style-name="P67"><text:tab/>print "$file\n";</text:p>
      <text:p text:style-name="P67">}<text:bookmark-end text:name="__DdeLink__1973_2791147169"/></text:p>
      <text:p text:style-name="P67"><text:soft-page-break/></text:p>
      <text:p text:style-name="P67"/>
      <text:p text:style-name="P33">59-<text:span text:style-name="T49">DBI Connect</text:span><text:span text:style-name="T50">ion</text:span></text:p>
      <text:p text:style-name="P70">#!/usr/bin/perl</text:p>
      <text:p text:style-name="P70">use strict;</text:p>
      <text:p text:style-name="P70">use warnings;</text:p>
      <text:p text:style-name="P71">use DBI;</text:p>
      <text:p text:style-name="P71">my $dbh= DBI→connect(“DBI:mysql:database=empdb”,”root”,”1234”) or die “connection failed -$!”;</text:p>
      <text:p text:style-name="P31"/>
      <text:p text:style-name="P67"/>
      <text:p text:style-name="P31">60-Printing rows one by one</text:p>
      <text:p text:style-name="P67">#!/usr/bin/perl</text:p>
      <text:p text:style-name="P67">use strict;</text:p>
      <text:p text:style-name="P67">use warnings;</text:p>
      <text:p text:style-name="P67">use DBI;</text:p>
      <text:p text:style-name="P67">my $dbh=DBI-&gt;("DBI:mysql:database=empdb","root","1234");</text:p>
      <text:p text:style-name="P67">my $sth = $dbh-&gt;prepare("SELECT fname, lname FROM empdata </text:p>
      <text:p text:style-name="P67"><text:s text:c="2"/>WHERE age &gt; 20");</text:p>
      <text:p text:style-name="P67">$sth-&gt;execute();</text:p>
      <text:p text:style-name="P67">while (my @row = $sth-&gt;fetchrow_array()) {</text:p>
      <text:p text:style-name="P67"><text:s text:c="3"/>my ($fname, $lname ) = @row;</text:p>
      <text:p text:style-name="P67"><text:s text:c="3"/>print "First Name = $fname, Last Name = $lname\n";</text:p>
      <text:p text:style-name="P67">}</text:p>
      <text:p text:style-name="P67">$sth-&gt;finish();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4"><text:s text:c="37"/><text:span text:style-name="T52">Assignment-7</text:span></text:p>
      <text:p text:style-name="P73"/>
      <text:p text:style-name="P73"/>
      <text:p text:style-name="P36">61-Passport validation</text:p>
      <text:p text:style-name="P73"><text:span text:style-name="T53">#</text:span>!/usr/bin/perl</text:p>
      <text:p text:style-name="P73">use strict;</text:p>
      <text:p text:style-name="P73">use warnings;</text:p>
      <text:p text:style-name="P73">my $str="A18 1209";</text:p>
      <text:p text:style-name="P73">(($str=~m/[A-Z]{1}[1-9]{1}[0-9]{1}[0 | \s]{1}[0-9]{3}[1-9]{1}$/)?print "$str": print "not valid");</text:p>
      <text:p text:style-name="P73"/>
      <text:p text:style-name="P73"/>
      <text:p text:style-name="P36">62-<text:span text:style-name="T53">Replace end characters of string</text:span></text:p>
      <text:p text:style-name="P73"><text:bookmark-start text:name="__DdeLink__1977_2791147169"/><text:span text:style-name="T53">#</text:span>!/usr/bin/perl</text:p>
      <text:p text:style-name="P73">use strict;</text:p>
      <text:p text:style-name="P73">use warnings;<text:bookmark-end text:name="__DdeLink__1977_2791147169"/></text:p>
      <text:p text:style-name="P73">my $str="mohini.txt abc.txt xyz.pl";</text:p>
      <text:p text:style-name="P73">my @arr=split(" ",$str);</text:p>
      <text:p text:style-name="P73">$str=~s/.txt/.html/g;</text:p>
      <text:p text:style-name="P73">print $str;</text:p>
      <text:p text:style-name="P73"/>
      <text:p text:style-name="P36">63-<text:span text:style-name="T54">Remove spaces from the string</text:span></text:p>
      <text:p text:style-name="P73"><text:bookmark-start text:name="__DdeLink__1979_2791147169"/><text:span text:style-name="T53">#</text:span>!/usr/bin/perl</text:p>
      <text:p text:style-name="P73">use strict;</text:p>
      <text:p text:style-name="P73">use warnings;<text:bookmark-end text:name="__DdeLink__1979_2791147169"/></text:p>
      <text:p text:style-name="P73">my $str=" <text:s text:c="4"/>mohini <text:s text:c="4"/>";</text:p>
      <text:p text:style-name="P73">$str=~s/^\s+|\s+$//;</text:p>
      <text:p text:style-name="P73">print $str;</text:p>
      <text:p text:style-name="P73"/>
      <text:p text:style-name="P73"/>
      <text:p text:style-name="P73"/>
      <text:p text:style-name="P73"><text:soft-page-break/></text:p>
      <text:p text:style-name="P107"><text:span text:style-name="T18">64</text:span><text:span text:style-name="T14">-</text:span><text:span text:style-name="T68">Find the first and </text:span><text:span text:style-name="T59">l</text:span><text:span text:style-name="T58">ast</text:span><text:span text:style-name="T60"> occurrence of text in a string</text:span></text:p>
      <text:p text:style-name="P73"><text:span text:style-name="T53">#</text:span>!/usr/bin/perl</text:p>
      <text:p text:style-name="P73">use strict;</text:p>
      <text:p text:style-name="P108">use warnings;</text:p>
      <text:p text:style-name="P109"><text:bookmark-start text:name="__DdeLink__1981_2791147169"/>my $str= “america cuba europe america europe”;</text:p>
      <text:p text:style-name="P111"><text:span text:style-name="T55">my $</text:span><text:span text:style-name="T57">first</text:span><text:span text:style-name="T55">=index($str , “america”);</text:span></text:p>
      <text:p text:style-name="P110">my $last=index($str, “america”);</text:p>
      <text:p text:style-name="P111"><text:span text:style-name="T55">print “</text:span><text:span text:style-name="T56">The first index of given text is : $</text:span><text:span text:style-name="T57">first \n</text:span><text:span text:style-name="T55">”;</text:span><text:bookmark-end text:name="__DdeLink__1981_2791147169"/></text:p>
      <text:p text:style-name="P110">print “The last occurrence of given text at index:$last”;</text:p>
      <text:p text:style-name="P109"/>
      <text:p text:style-name="P36">65-Performing operations on an array</text:p>
      <text:p text:style-name="P73">#!/usr/bin/perl</text:p>
      <text:p text:style-name="P73">use strict;</text:p>
      <text:p text:style-name="P73">use warnings;</text:p>
      <text:p text:style-name="P73">my @arr=("door", "bird", "city", "glass");</text:p>
      <text:p text:style-name="P73">my @arr1=(9,3,4,5,6,2,4,9);</text:p>
      <text:p text:style-name="P73">my @new1=map{$_*3}@arr1;</text:p>
      <text:p text:style-name="P73">my @new=map(ucfirst,@arr);</text:p>
      <text:p text:style-name="P73">print "@new1\n";</text:p>
      <text:p text:style-name="P73">print "@new";</text:p>
      <text:p text:style-name="P73"/>
      <text:p text:style-name="P36">66-Replace characters</text:p>
      <text:p text:style-name="P73">#!/usr/bin/perl</text:p>
      <text:p text:style-name="P73">use strict;</text:p>
      <text:p text:style-name="P73">use warnings;</text:p>
      <text:p text:style-name="P73">my $str="hello world";</text:p>
      <text:p text:style-name="P73">$str=~tr/o/c/;</text:p>
      <text:p text:style-name="P73">print $str;</text:p>
      <text:p text:style-name="P73"/>
      <text:p text:style-name="P73"/>
      <text:p text:style-name="P73"/>
      <text:p text:style-name="P73"><text:soft-page-break/></text:p>
      <text:p text:style-name="P36">67-Count total matched text</text:p>
      <text:p text:style-name="P73">#!/usr/bin/perl</text:p>
      <text:p text:style-name="P73">use strict;</text:p>
      <text:p text:style-name="P73">use warnings;</text:p>
      <text:p text:style-name="P73">my @files = qw(index.html test.html test.txt Makefile home.html help.doc README.txt);</text:p>
      <text:p text:style-name="P73">my $count=0;</text:p>
      <text:p text:style-name="P73">my @html_files = grep { /\.html$/ } @files;</text:p>
      <text:p text:style-name="P73">for my $file (@html_files) {</text:p>
      <text:p text:style-name="P73"><text:s text:c="4"/>$count++;</text:p>
      <text:p text:style-name="P73"><text:tab/>print "$file\n";</text:p>
      <text:p text:style-name="P73">}</text:p>
      <text:p text:style-name="P73">print $count;</text:p>
      <text:p text:style-name="P73"/>
      <text:p text:style-name="P36">68-Search text from a file</text:p>
      <text:p text:style-name="P73">#!/usr/bin/perl</text:p>
      <text:p text:style-name="P73">use strict;</text:p>
      <text:p text:style-name="P73">use warnings;</text:p>
      <text:p text:style-name="P73">open(FH,'&lt; news.txt'); <text:s/></text:p>
      <text:p text:style-name="P73">while(my $str = &lt;FH&gt;){</text:p>
      <text:p text:style-name="P73"><text:s text:c="5"/>if($str=~m/all/){</text:p>
      <text:p text:style-name="P73"><text:s text:c="8"/>print "$str \n";</text:p>
      <text:p text:style-name="P73"><text:s text:c="8"/>}</text:p>
      <text:p text:style-name="P73">}</text:p>
      <text:p text:style-name="P73">close(FH);</text:p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><text:span text:style-name="T25">69</text:span><text:span text:style-name="T29">-Filter out </text:span><text:span text:style-name="T33">greater</text:span><text:span text:style-name="T29"> numbers</text:span></text:p>
      <text:p text:style-name="P64">#!/usr/bin/perl</text:p>
      <text:p text:style-name="P64">use strict;</text:p>
      <text:p text:style-name="P64">use warnings;</text:p>
      <text:p text:style-name="P64">my @arr=(5,9,33,2,8);</text:p>
      <text:p text:style-name="P64">my @new=grep($_&lt;10,@arr);</text:p>
      <text:p text:style-name="P64">print "@new\n";</text:p>
      <text:p text:style-name="P73"/>
      <text:p text:style-name="P36">70-<text:span text:style-name="T69">Phone number validation</text:span></text:p>
      <text:p text:style-name="P64">#!/usr/bin/perl</text:p>
      <text:p text:style-name="P64">use strict;</text:p>
      <text:p text:style-name="P64">use warnings;</text:p>
      <text:p text:style-name="P75">my $num=9876542393;</text:p>
      <text:p text:style-name="P75"><text:span text:style-name="T71">(</text:span>$num=~m/<text:span text:style-name="T70">^[91]{2}[0-9]{8}</text:span>/<text:span text:style-name="T71">) ?print “Valid” : print “not valid”</text:span>;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><text:s text:c="32"/><text:span text:style-name="T34">ASSIGNMENT-8</text:span></text:p>
      <text:p text:style-name="P39"/>
      <text:p text:style-name="P74"><text:span text:style-name="T35">71-</text:span><text:span text:style-name="T34">CreateTable ,Insert data and fetch data in a file</text:span></text:p>
      <text:p text:style-name="P79">#!/usr/bin/perl</text:p>
      <text:p text:style-name="P79">#use strict;</text:p>
      <text:p text:style-name="P79">#use warnings;</text:p>
      <text:p text:style-name="P81">use DBI;</text:p>
      <text:p text:style-name="P82">my$dbh=DBI&gt;connect("DBI:Pg:database=empdb;host=127.0.0.1;port=5432","postgres",1234) or die "Not connected-$!";</text:p>
      <text:p text:style-name="P81">my $sth=$dbh-&gt;do("CREATE TABLE empl(id INT PRIMARY KEY, fname VARCHAR(100) NOT NULL, lname VARCHAR(100));");</text:p>
      <text:p text:style-name="P81">$sth=$dbh-&gt;do("INSERT INTO empl(id,fname,lname) VALUES (12,'Vicki','Gupta')");</text:p>
      <text:p text:style-name="P81">$sth = $dbh-&gt;prepare("SELECT * FROM empl");</text:p>
      <text:p text:style-name="P81">$sth-&gt;execute() or die $DBI::errstr;</text:p>
      <text:p text:style-name="P81">open (FH,'&gt; fetch.txt');</text:p>
      <text:p text:style-name="P81">print FH "Id Fname Lname\n";</text:p>
      <text:p text:style-name="P81">while(my @row=$sth-&gt;fetchrow_array()){</text:p>
      <text:p text:style-name="P81"><text:tab/>my ($id,$fname,$lname)=@row;</text:p>
      <text:p text:style-name="P81"><text:tab/>print FH"$id $fname $lname\n";<text:tab/><text:tab/> <text:s text:c="3"/><text:tab/></text:p>
      <text:p text:style-name="P81">}</text:p>
      <text:p text:style-name="P42"><text:s/></text:p>
      <text:p text:style-name="P42"><text:s/></text:p>
      <text:p text:style-name="P40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74"><text:span text:style-name="T35">72-</text:span><text:span text:style-name="T34">Create,write,append,copy operation on file</text:span></text:p>
      <text:p text:style-name="P80">#!/usr/bin/perl</text:p>
      <text:p text:style-name="P80">use strict;</text:p>
      <text:p text:style-name="P80">use warnings;</text:p>
      <text:p text:style-name="P80">open(FH,'&gt; test.txt');</text:p>
      <text:p text:style-name="P80">print FH "File is created\n";</text:p>
      <text:p text:style-name="P80">open (FH,'&gt;&gt; test.txt');</text:p>
      <text:p text:style-name="P80">print FH "Add new line\n";</text:p>
      <text:p text:style-name="P80">open (FH, '&lt; test.txt');</text:p>
      <text:p text:style-name="P80">open (FH1, '&gt; copy1.txt');</text:p>
      <text:p text:style-name="P80">while(&lt;FH&gt;){</text:p>
      <text:p text:style-name="P80"><text:tab/>print FH1 $_;</text:p>
      <text:p text:style-name="P80">}</text:p>
      <text:p text:style-name="P80">close (FH);</text:p>
      <text:p text:style-name="P80">close (FH1);</text:p>
      <text:p text:style-name="P73"/>
      <text:p text:style-name="P37">73-Remove all the spaces in the string</text:p>
      <text:p text:style-name="P76">#!/usr/bin/perl</text:p>
      <text:p text:style-name="P76">use strict;</text:p>
      <text:p text:style-name="P76">use warnings;</text:p>
      <text:p text:style-name="P76">my $str=" <text:s/>my <text:s text:c="2"/>string <text:s text:c="2"/>";</text:p>
      <text:p text:style-name="P76">$str=~s/\s//g;</text:p>
      <text:p text:style-name="P76">print $str;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38">74-Find max element in an array</text:p>
      <text:p text:style-name="P77">#!/usr/bin/perl</text:p>
      <text:p text:style-name="P77">use strict;</text:p>
      <text:p text:style-name="P77">use warnings;</text:p>
      <text:p text:style-name="P77">my @arr=(10,30,4,50,3);</text:p>
      <text:p text:style-name="P77">my $max=$arr[0];</text:p>
      <text:p text:style-name="P77">for (my $i=1; $i&lt;scalar @arr; $i++){</text:p>
      <text:p text:style-name="P77"><text:tab/>if ($arr[$i]&gt;$max){</text:p>
      <text:p text:style-name="P77"><text:tab/><text:tab/>$max=$arr[$i];</text:p>
      <text:p text:style-name="P77"><text:tab/>}</text:p>
      <text:p text:style-name="P77">}</text:p>
      <text:p text:style-name="P77">print $max;</text:p>
      <text:p text:style-name="P77"/>
      <text:p text:style-name="P77"/>
      <text:p text:style-name="P38">75-Find min element in an array</text:p>
      <text:p text:style-name="P77"><text:bookmark-start text:name="__DdeLink__2643_275383475"/>#!/usr/bin/perl</text:p>
      <text:p text:style-name="P77">use strict;</text:p>
      <text:p text:style-name="P77">use warnings;<text:bookmark-end text:name="__DdeLink__2643_275383475"/></text:p>
      <text:p text:style-name="P77">my @arr=(10,30,4,50,3);</text:p>
      <text:p text:style-name="P77">my $min=$arr[0];</text:p>
      <text:p text:style-name="P77">for (my $i=1; $i&lt;scalar @arr; $i++){</text:p>
      <text:p text:style-name="P77"><text:tab/>if ($arr[$i]&lt;$min){</text:p>
      <text:p text:style-name="P77"><text:tab/><text:tab/>$min=$arr[$i];</text:p>
      <text:p text:style-name="P77"><text:tab/>}</text:p>
      <text:p text:style-name="P77">}</text:p>
      <text:p text:style-name="P77">print $min;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1"><text:span text:style-name="T75">76-</text:span>Find missing element <text:span text:style-name="T75">in an array</text:span></text:p>
      <text:p text:style-name="P78">#!/usr/bin/perl</text:p>
      <text:p text:style-name="P78">use strict;</text:p>
      <text:p text:style-name="P41"><text:span text:style-name="T73">use warnings;</text:span><text:line-break/><text:span text:style-name="T72">my @arr=(1,3,6,5,4);<text:line-break/>my @arr1=(1,2,3,4,5,6);<text:line-break/>my $count1=0;<text:line-break/>my $count2=0;<text:line-break/>for (my $i=0; $i&lt;=$#arr; $i++){<text:line-break/> <text:s text:c="3"/>$count1+=$arr[$i];<text:line-break/>}<text:line-break/>for (my $i=0; $i&lt;=$#arr1; $i++){<text:line-break/> <text:s text:c="3"/>$count2+=$arr1[$i];<text:line-break/>}<text:line-break/>my $result= $count2-$count1;<text:line-break/>print "missing element is:$result";</text:span><text:line-break/><text:line-break/><text:span text:style-name="T75">77-</text:span>find unique numbers</text:p>
      <text:p text:style-name="P78">#!/usr/bin/perl</text:p>
      <text:p text:style-name="P78">use strict;</text:p>
      <text:p text:style-name="P41"><text:span text:style-name="T73">use warnings;</text:span><text:line-break/><text:span text:style-name="T72">my @arr2=(1,1,1,2,2,2,2,3,3,5,5,5,6,6,6,8,8);<text:line-break/>my %count;<text:line-break/>foreach $a (@arr2){<text:line-break/> <text:s text:c="3"/>$count{$a}++;<text:line-break/>} <text:line-break/>print sort keys %count;</text:span></text:p>
      <text:p text:style-name="P80"/>
      <text:p text:style-name="P43"/>
      <text:p text:style-name="P43"/>
      <text:p text:style-name="P43"/>
      <text:p text:style-name="P43"><text:soft-page-break/></text:p>
      <text:p text:style-name="P43">78-Remove empty values from Array</text:p>
      <text:p text:style-name="P78">#!/usr/bin/perl</text:p>
      <text:p text:style-name="P78">use strict;</text:p>
      <text:p text:style-name="P78">use warnings;</text:p>
      <text:p text:style-name="P83">my @arr=(2," ",5,7," ");</text:p>
      <text:p text:style-name="P83">my @new=grep($_ ne " ",@arr);</text:p>
      <text:p text:style-name="P83">print @new;</text:p>
      <text:p text:style-name="P84"/>
      <text:p text:style-name="P44">79-Find size of a hash</text:p>
      <text:p text:style-name="P84">#!/usr/bin/perl</text:p>
      <text:p text:style-name="P84">use strict;</text:p>
      <text:p text:style-name="P84">use warnings;</text:p>
      <text:p text:style-name="P84">use Data::Dumper;</text:p>
      <text:p text:style-name="P112">my %hash=("name"=&gt;("fname"=&gt;"mohini","lname"=&gt;"gupta","address"=&gt;("region"=&gt;("state"=&gt;"punjab","city"=&gt;("zirakpur"=&gt;("district"=&gt;"sas nagar"))))));</text:p>
      <text:p text:style-name="P84">my $size=keys %hash;</text:p>
      <text:p text:style-name="P85">print Dumper $size;</text:p>
      <text:p text:style-name="P87"/>
      <text:p text:style-name="P45">80-Check <text:span text:style-name="T76">given </text:span>key is present or not <text:span text:style-name="T77">in a hash</text:span></text:p>
      <text:p text:style-name="P85">#!/usr/bin/perl</text:p>
      <text:p text:style-name="P85">use strict;</text:p>
      <text:p text:style-name="P85">use warnings;</text:p>
      <text:p text:style-name="P87">my %hash=(“key1”=&gt;1, “key2”=&gt;2, “key3”=&gt;4, “key5”=&gt;6);</text:p>
      <text:p text:style-name="P87">(grep {$_ eq <text:s/>‘key4’} keys %hash ? print “key is present” : print “key is not present” );</text:p>
      <text:p text:style-name="P87"/>
      <text:p text:style-name="P44"/>
      <text:p text:style-name="P83"/>
      <text:p text:style-name="P43"/>
      <text:p text:style-name="P80"/>
      <text:p text:style-name="P80"/>
      <text:p text:style-name="P39"><text:soft-page-break/></text:p>
      <text:p text:style-name="P39"><text:s text:c="32"/><text:span text:style-name="T76">ASSIGNMENT-9</text:span></text:p>
      <text:p text:style-name="P39"/>
      <text:p text:style-name="P89"><text:span text:style-name="T36">8</text:span><text:span text:style-name="T25">1</text:span><text:span text:style-name="T36">-Check </text:span><text:span text:style-name="T25">given value</text:span><text:span text:style-name="T36"> is present or not </text:span><text:span text:style-name="T37">in a hash</text:span></text:p>
      <text:p text:style-name="P86">#!/usr/bin/perl</text:p>
      <text:p text:style-name="P86">use strict;</text:p>
      <text:p text:style-name="P86">use warnings;</text:p>
      <text:p text:style-name="P88">my %hash=(“key1”=&gt;1, “key2”=&gt;2, “key3”=&gt;4, “key5”=&gt;6);</text:p>
      <text:p text:style-name="P88">(grep {$_ <text:span text:style-name="T76">== 6</text:span>} <text:span text:style-name="T76">value</text:span>s %hash ? print “<text:span text:style-name="T76">value</text:span> is present” : print “<text:span text:style-name="T76">value</text:span> is not present” );</text:p>
      <text:p text:style-name="P48"/>
      <text:p text:style-name="P48">8<text:span text:style-name="T78">2</text:span>-Remove Empty value in a hash</text:p>
      <text:p text:style-name="P90">#!/usr/bin/perl</text:p>
      <text:p text:style-name="P90">use strict;</text:p>
      <text:p text:style-name="P90">use warnings;</text:p>
      <text:p text:style-name="P90">my %hash=("key1"=&gt;1, "key2"=&gt;" ", "key3"=&gt;4, "key5"=&gt;6);</text:p>
      <text:p text:style-name="P90">my @arr=grep {$_ ne " "} values %hash ;</text:p>
      <text:p text:style-name="P90">print @arr;</text:p>
      <text:p text:style-name="P90">my @ar=chomp @arr;</text:p>
      <text:p text:style-name="P90">print "\<text:a xlink:type="simple" xlink:href="mailto:n@ar" text:style-name="Internet_20_link" text:visited-style-name="Visited_20_Internet_20_Link">n@ar</text:a>";</text:p>
      <text:p text:style-name="P47"/>
      <text:p text:style-name="P46">8<text:span text:style-name="T79">3-</text:span> Find the key by its value</text:p>
      <text:p text:style-name="P91"><text:bookmark-start text:name="__DdeLink__2659_275383475"/>#!/usr/bin/perl</text:p>
      <text:p text:style-name="P91">use strict;</text:p>
      <text:p text:style-name="P91">use warnings;<text:bookmark-end text:name="__DdeLink__2659_275383475"/></text:p>
      <text:p text:style-name="P91">my %hash=("key1"=&gt;1, "key2"=&gt;22, "key3"=&gt;4, "key5"=&gt;6);</text:p>
      <text:p text:style-name="P91">foreach my $a (keys %hash){</text:p>
      <text:p text:style-name="P91"><text:tab/>if($hash{$a} == 4 ){</text:p>
      <text:p text:style-name="P91"><text:tab/><text:tab/>print $a;<text:tab/><text:tab/></text:p>
      <text:p text:style-name="P91"><text:tab/>}<text:tab/></text:p>
      <text:p text:style-name="P91">}</text:p>
      <text:p text:style-name="P49"/>
      <text:p text:style-name="P49"><text:soft-page-break/></text:p>
      <text:p text:style-name="P49">8<text:span text:style-name="T80">4</text:span>-Sw<text:span text:style-name="T82">ap </text:span>keys and values</text:p>
      <text:p text:style-name="P92">#!/usr/bin/perl</text:p>
      <text:p text:style-name="P92">use strict;</text:p>
      <text:p text:style-name="P92">use warnings;</text:p>
      <text:p text:style-name="P92">use Data::Dumper;</text:p>
      <text:p text:style-name="P92">my %hash=("key1"=&gt;1, "key2"=&gt;22, "key3"=&gt;4, "key5"=&gt;6);</text:p>
      <text:p text:style-name="P92">my %hash_inverted;</text:p>
      <text:p text:style-name="P92">@hash_inverted{ values %hash } = keys %hash;</text:p>
      <text:p text:style-name="P92">print Dumper %hash_inverted;</text:p>
      <text:p text:style-name="P93"/>
      <text:p text:style-name="P50"><text:span text:style-name="T81">85-</text:span>Dereferrence a subroutine</text:p>
      <text:p text:style-name="P93"><text:bookmark-start text:name="__DdeLink__2775_2897207868"/>#!/usr/bin/perl</text:p>
      <text:p text:style-name="P93">use strict;</text:p>
      <text:p text:style-name="P93">use warnings;</text:p>
      <text:p text:style-name="P93">sub sum{</text:p>
      <text:p text:style-name="P93"><text:tab/>my $a=20;</text:p>
      <text:p text:style-name="P93"><text:tab/>my $b=10;</text:p>
      <text:p text:style-name="P93"><text:tab/>my $sum=$a+$b;</text:p>
      <text:p text:style-name="P93"><text:tab/>print $sum;</text:p>
      <text:p text:style-name="P93">}</text:p>
      <text:p text:style-name="P93">my $ref= \&amp;sum;</text:p>
      <text:p text:style-name="P93">print &amp;$ref;</text:p>
      <text:p text:style-name="P91"><text:bookmark-end text:name="__DdeLink__2775_2897207868"/></text:p>
      <text:p text:style-name="P46"/>
      <text:p text:style-name="P51">86-Empty an array</text:p>
      <text:p text:style-name="P94">#!/usr/bin/perl</text:p>
      <text:p text:style-name="P94">use strict;</text:p>
      <text:p text:style-name="P94">use warnings;</text:p>
      <text:p text:style-name="P97"><text:bookmark-start text:name="__DdeLink__2773_2897207868"/>my @arr=(2,4,5,6,7);</text:p>
      <text:p text:style-name="P97">@arr=();</text:p>
      <text:p text:style-name="P97">print scalar @arr;<text:bookmark-end text:name="__DdeLink__2773_2897207868"/></text:p>
      <text:p text:style-name="P46"><text:soft-page-break/></text:p>
      <text:p text:style-name="P52">87-<text:span text:style-name="T83">Shift all negative elements at the last</text:span></text:p>
      <text:p text:style-name="P95">#!/usr/bin/perl</text:p>
      <text:p text:style-name="P95">use strict;</text:p>
      <text:p text:style-name="P95">use warnings;</text:p>
      <text:p text:style-name="P52"><text:span text:style-name="T72">my @a=(1, -3, 4, 5, -9, 8, -6);<text:line-break/>my @neg;<text:line-break/>my @b;<text:line-break/>foreach(@a){<text:line-break/> <text:s text:c="3"/>if($_&lt;0){<text:line-break/> <text:s text:c="7"/>push (@neg,$_);<text:line-break/> <text:s text:c="3"/>}else{<text:line-break/> <text:s text:c="7"/>push (@b,$_);<text:line-break/> <text:s text:c="3"/>}<text:line-break/> <text:s text:c="3"/><text:line-break/>}<text:line-break/>#print sort @neg;<text:line-break/>my @merge=(@b,@neg);<text:line-break/>print @merge;<text:line-break/><text:line-break/></text:span><text:span text:style-name="T83">88</text:span><text:span text:style-name="T74">-</text:span><text:span text:style-name="T83">Find minimum element</text:span></text:p>
      <text:p text:style-name="P95"><text:bookmark-start text:name="__DdeLink__2840_189338923"/>#!/usr/bin/perl</text:p>
      <text:p text:style-name="P95">use strict;</text:p>
      <text:p text:style-name="P95">use warnings;</text:p>
      <text:p text:style-name="P98">my @a=(1, -3, 4, 5, -9, 8, -6);</text:p>
      <text:p text:style-name="P98">my $min=$a[0];<text:line-break/>foreach(@a){<text:line-break/> <text:s text:c="3"/>if($_&lt;$min){<text:line-break/> <text:s text:c="7"/>$min=$_;<text:line-break/> <text:s text:c="3"/>}<text:line-break/>}<text:line-break/>print $min;<text:bookmark-end text:name="__DdeLink__2840_189338923"/></text:p>
      <text:p text:style-name="P100"><text:soft-page-break/><text:span text:style-name="T38">8</text:span><text:span text:style-name="T25">9-</text:span><text:span text:style-name="T38">An array having candies .Calculate max number of candies.</text:span></text:p>
      <text:p text:style-name="P101"><text:span text:style-name="T38">T</text:span><text:span text:style-name="T25">hen add extracandy to each element and check which element is greater then max number of candies </text:span></text:p>
      <text:p text:style-name="P100">#!/usr/bin/perl<text:line-break/>use strict;<text:line-break/>use warnings;<text:line-break/>my @candies = (2,3,5,1,3);<text:line-break/>my $v=3;<text:line-break/>my $max=$candies[0];<text:line-break/>for (my $i=1; $i&lt;scalar @candies; $i++) {<text:line-break/> <text:s text:c="3"/>if($candies[$i]&gt;$max){<text:line-break/> <text:s text:c="7"/>$max=$candies[$i];<text:line-break/> <text:s text:c="3"/>}<text:line-break/> <text:s text:c="3"/>}<text:line-break/>print $max;<text:line-break/>my @arr=map($_+$v,@candies);<text:line-break/>foreach my $a(@arr){<text:line-break/> <text:s text:c="3"/>if($a&gt;$<text:span text:style-name="T85">max</text:span>){<text:line-break/> <text:s text:c="7"/>print "true";<text:line-break/> <text:s text:c="3"/>}<text:line-break/> <text:s text:c="3"/>else{<text:line-break/> <text:s text:c="7"/>print "false";<text:line-break/> <text:s text:c="3"/>}<text:line-break/>}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53">9<text:span text:style-name="T85">0</text:span>-Given an array, having 2 elements <text:span text:style-name="T84">sum</text:span> equal to the given target. </text:p>
      <text:p text:style-name="P53">Find out the index of the pair</text:p>
      <text:p text:style-name="P96">#!/usr/bin/perl</text:p>
      <text:p text:style-name="P96">use strict;</text:p>
      <text:p text:style-name="P96">use warnings;</text:p>
      <text:p text:style-name="P99">my @arr=(7, 4, 13, 25, 6, 11);<text:line-break/>my $var=17;<text:line-break/>for (my $i=0; $i&lt;=$#arr; $i++){<text:line-break/> <text:s text:c="3"/>for(my $j=$i+1; $j&lt;=$#arr; $j++){<text:line-break/> <text:s text:c="7"/>if($arr[$i]+$arr[$j]==$var){<text:line-break/> <text:s text:c="11"/>print "$i".","."$j"; <text:line-break/> <text:s text:c="7"/>}<text:line-break/> <text:s text:c="3"/>}<text:line-break/> <text:s text:c="3"/>print "\n";<text:line-break/>}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 text:c="34"/><text:span text:style-name="T39">ASSIGNMENT-10</text:span></text:p>
      <text:p text:style-name="P99"><text:soft-page-break/></text:p>
      <text:p text:style-name="P125">91-Test::More in program</text:p>
      <text:p text:style-name="P114"><text:bookmark-start text:name="__DdeLink__2916_810425332"/>#!/usr/bin/perl</text:p>
      <text:p text:style-name="P114">use strict;</text:p>
      <text:p text:style-name="P114">use warnings;<text:bookmark-end text:name="__DdeLink__2916_810425332"/></text:p>
      <text:p text:style-name="P114">use Test::More tests =&gt; 3;</text:p>
      <text:p text:style-name="P114">sub sum{</text:p>
      <text:p text:style-name="P114"><text:tab/>my ($num1,$num2)=@_;</text:p>
      <text:p text:style-name="P114"><text:tab/>my $sum =$num1+$num2;</text:p>
      <text:p text:style-name="P114">}</text:p>
      <text:p text:style-name="P114">sub product{</text:p>
      <text:p text:style-name="P114"><text:tab/>my ($num1,$num2)=@_;</text:p>
      <text:p text:style-name="P114"><text:tab/>my $result=$num1*$num2;</text:p>
      <text:p text:style-name="P114"><text:tab/></text:p>
      <text:p text:style-name="P114">}</text:p>
      <text:p text:style-name="P114">print "Running the test cases now";</text:p>
      <text:p text:style-name="P114">is(sum(2,3),5);</text:p>
      <text:p text:style-name="P114">is(sum(9,3),12);</text:p>
      <text:p text:style-name="P114">is(product(9,3),27);</text:p>
      <text:p text:style-name="P114"/>
      <text:p text:style-name="P114">print "Testing Completed";</text:p>
      <text:p text:style-name="P99"><text:s text:c="2"/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92-Get unique values from hash</text:p>
      <text:p text:style-name="P115"><text:soft-page-break/>#!/usr/bin/perl</text:p>
      <text:p text:style-name="P115">use strict;</text:p>
      <text:p text:style-name="P115">use warnings;</text:p>
      <text:p text:style-name="P114">my %list = <text:span text:style-name="T91">(key1 =&gt; 1 , key2 =&gt; 10 , key3 =&gt; 25, key4 =&gt; 20 , key5 =&gt; 25 );</text:span></text:p>
      <text:p text:style-name="P114">my %uniq;</text:p>
      <text:p text:style-name="P114">foreach $val ( keys %list){</text:p>
      <text:p text:style-name="P114"><text:s text:c="9"/>unless(grep{$_ == $list{$val}} values %list){</text:p>
      <text:p text:style-name="P114"><text:s text:c="23"/>$uniq{$val}=$list{val};</text:p>
      <text:p text:style-name="P114"><text:s text:c="21"/>}</text:p>
      <text:p text:style-name="P114">}</text:p>
      <text:p text:style-name="P114">print keys %uniq;</text:p>
      <text:p text:style-name="P118"/>
      <text:p text:style-name="P126">93-Derefrence particular element/value from <text:span text:style-name="T87">an </text:span>array and hash</text:p>
      <text:p text:style-name="P115">#!/usr/bin/perl</text:p>
      <text:p text:style-name="P115">use strict;</text:p>
      <text:p text:style-name="P115">use warnings;</text:p>
      <text:p text:style-name="P118">my @arr=(1,3,4,5,7,0);<text:line-break/>my %hash=("key"=&gt;1,"key2"=&gt;2,"key3"=&gt;4);<text:line-break/>my $ref=\@arr;<text:line-break/>my $hashref=\%hash;<text:line-break/>print $hashref-&gt;{"key3"}."\n";<text:line-break/>print $ref→[2];</text:p>
      <text:p text:style-name="P118"/>
      <text:p text:style-name="P118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94 -<text:span text:style-name="T92">Local </text:span>Scope of variables</text:p>
      <text:p text:style-name="P116"><text:soft-page-break/>#!/usr/bin/perl</text:p>
      <text:p text:style-name="P116">use strict;</text:p>
      <text:p text:style-name="P116">use warnings;</text:p>
      <text:p text:style-name="P119">my $var=12;<text:line-break/>sub first{<text:line-break/> <text:s text:c="3"/>$var=10;<text:line-break/> <text:s text:c="3"/>second();<text:line-break/>}<text:line-break/>sub second{<text:line-break/> <text:s text:c="3"/>$var=2;<text:line-break/> <text:s text:c="3"/>for(my $i=1; $i&lt;=10; $i++){<text:line-break/> <text:s text:c="7"/>my $res=$var * $i;<text:line-break/> <text:s text:c="7"/>print "$var X $i= $res\n";<text:line-break/> <text:s text:c="3"/>}<text:line-break/>}</text:p>
      <text:p text:style-name="P119"/>
      <text:p text:style-name="P131"><text:span text:style-name="T19">95-Display all the files </text:span><text:span text:style-name="T20">of </text:span><text:span text:style-name="T19">directory</text:span></text:p>
      <text:p text:style-name="P117">#!/usr/bin/perl</text:p>
      <text:p text:style-name="P117">use strict;</text:p>
      <text:p text:style-name="P117"><text:span text:style-name="T88">use warnings;</text:span></text:p>
      <text:p text:style-name="P120">opendir(DH,'D:\Programs\array') or die "Couldn't open directory, $!");</text:p>
      <text:p text:style-name="P120">foreach(readdir(DH)){</text:p>
      <text:p text:style-name="P120"><text:s text:c="9"/>print $_."\n";</text:p>
      <text:p text:style-name="P120">}</text:p>
      <text:p text:style-name="P120">closedir(DH);</text:p>
      <text:p text:style-name="P120"/>
      <text:p text:style-name="P120"/>
      <text:p text:style-name="P120"/>
      <text:p text:style-name="P120"/>
      <text:p text:style-name="P120"/>
      <text:p text:style-name="P120"/>
      <text:p text:style-name="P128">96-<text:span text:style-name="T89">Create new directory</text:span></text:p>
      <text:p text:style-name="P121"><text:bookmark-start text:name="__DdeLink__2920_810425332"/><text:soft-page-break/>#!/usr/bin/perl</text:p>
      <text:p text:style-name="P121">use strict;</text:p>
      <text:p text:style-name="P121">use warnings;<text:bookmark-end text:name="__DdeLink__2920_810425332"/></text:p>
      <text:p text:style-name="P121">my $dir="D:\array\new";</text:p>
      <text:p text:style-name="P121">mkdir($dir) or die "Directory not created";</text:p>
      <text:p text:style-name="P121">print "created successfully";</text:p>
      <text:p text:style-name="P120"/>
      <text:p text:style-name="P129">97- Change <text:span text:style-name="T90">by default starting value of index </text:span></text:p>
      <text:p text:style-name="P122">#!/usr/bin/perl</text:p>
      <text:p text:style-name="P122">use strict;</text:p>
      <text:p text:style-name="P122">use warnings;</text:p>
      <text:p text:style-name="P124"><text:span text:style-name="T90">my </text:span>@ arr=(1,2,3,8,6);<text:line-break/>$[=4;<text:line-break/>print $arr[4];</text:p>
      <text:p text:style-name="P124"/>
      <text:p text:style-name="P132"><text:span text:style-name="T21">98-</text:span><text:span text:style-name="T22">Match </text:span><text:span text:style-name="T23">the string</text:span></text:p>
      <text:p text:style-name="P123"><text:bookmark-start text:name="__DdeLink__2925_810425332"/>#!/usr/bin/perl</text:p>
      <text:p text:style-name="P123">use strict;</text:p>
      <text:p text:style-name="P130"><text:span text:style-name="T15">use warnings;</text:span><text:bookmark-start text:name="__DdeLink__2922_810425332"/><text:bookmark-end text:name="__DdeLink__2925_810425332"/></text:p>
      <text:p text:style-name="P133"><text:span text:style-name="T62">my $ str="12 11 15";</text:span></text:p>
      <text:p text:style-name="P133"><text:span text:style-name="T62">($ str=~/\d{2}\s\d{2}\s\d{2}/)? print "true" : print "false";</text:span></text:p>
      <text:p text:style-name="P133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6"><text:soft-page-break/><text:span text:style-name="T65">9</text:span><text:span text:style-name="T64">9-</text:span><text:span text:style-name="T66">Check the existance of file</text:span></text:p>
      <text:p text:style-name="P134"><text:span text:style-name="T63">#!/usr/bin/perl</text:span></text:p>
      <text:p text:style-name="P134"><text:span text:style-name="T63">use strict;</text:span></text:p>
      <text:p text:style-name="P134"><text:span text:style-name="T63">use warnings;</text:span></text:p>
      <text:p text:style-name="P134"><text:span text:style-name="T63">my $target='valhash.pl';</text:span></text:p>
      <text:p text:style-name="P134"><text:span text:style-name="T63"><text:tab/>if (-e $target){</text:span></text:p>
      <text:p text:style-name="P134"><text:span text:style-name="T63"><text:tab/><text:tab/>print "file exist";</text:span></text:p>
      <text:p text:style-name="P134"><text:span text:style-name="T63"><text:tab/>}else{</text:span></text:p>
      <text:p text:style-name="P134"><text:span text:style-name="T63"><text:tab/><text:tab/> print "file does not exist!\n";</text:span></text:p>
      <text:p text:style-name="P134"><text:span text:style-name="T63"><text:tab/>}</text:span></text:p>
      <text:p text:style-name="P134"><text:span text:style-name="T63"/></text:p>
      <text:p text:style-name="P137"><text:span text:style-name="T66">1</text:span><text:span text:style-name="T64">00-Count total number of files present in a folder </text:span></text:p>
      <text:p text:style-name="P135"><text:bookmark-end text:name="__DdeLink__2922_810425332"/><text:span text:style-name="T63">#!/usr/bin/perl</text:span></text:p>
      <text:p text:style-name="P135"><text:span text:style-name="T63">use strict;</text:span></text:p>
      <text:p text:style-name="P135"><text:span text:style-name="T63">use warnings;</text:span></text:p>
      <text:p text:style-name="P135"><text:span text:style-name="T63">opendir (DH,'D:\Programs\array') or die "Couldn't open directory, $!";</text:span></text:p>
      <text:p text:style-name="P135"><text:span text:style-name="T63">my $count=0;</text:span></text:p>
      <text:p text:style-name="P135"><text:span text:style-name="T63">foreach(readdir(DH)){</text:span></text:p>
      <text:p text:style-name="P135"><text:span text:style-name="T63"><text:s text:c="4"/>$count++;<text:tab/></text:span></text:p>
      <text:p text:style-name="P135"><text:span text:style-name="T63">}</text:span></text:p>
      <text:p text:style-name="P135"><text:span text:style-name="T63">print "Total number of files: $count"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ans" svg:font-family="OpenSans, Arial, Helvetica, sans-serif"/>
    <style:font-face style:name="Segoe UI" svg:font-family="'Segoe UI'" style:font-family-generic="system" style:font-pitch="variable"/>
    <style:font-face style:name="SourceCodePro, monospace" svg:font-family="'SourceCodePro, monospace', Consolas, 'Courier New', monospace"/>
    <style:font-face style:name="Tahoma" svg:font-family="Tahoma" style:font-family-generic="system" style:font-pitch="variable"/>
    <style:font-face style:name="var bs-font-monospace" svg:font-family="'var bs-font-monospace'"/>
    <style:font-face style:name="var font-family-input" svg:font-family="'var font-family-input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3T12:17:45.196000000</dc:date>
    <meta:editing-duration>P1DT8H32M3S</meta:editing-duration>
    <meta:editing-cycles>119</meta:editing-cycles>
    <meta:generator>LibreOffice/7.2.5.2$Windows_X86_64 LibreOffice_project/499f9727c189e6ef3471021d6132d4c694f357e5</meta:generator>
    <meta:document-statistic meta:table-count="0" meta:image-count="0" meta:object-count="0" meta:page-count="48" meta:paragraph-count="1009" meta:word-count="3172" meta:character-count="23727" meta:non-whitespace-character-count="20414"/>
  </office:meta>
</office:document-meta>
</file>